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Menlo" svg:font-family="Menlo, Monaco, 'Courier New', monospace"/>
    <style:font-face style:name="Verdana" svg:font-family="Verdana,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15acf"/>
    </style:style>
    <style:style style:name="P2"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6a3b3"/>
    </style:style>
    <style:style style:name="P3"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db53"/>
    </style:style>
    <style:style style:name="P4"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e756"/>
    </style:style>
    <style:style style:name="P5"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2197ba"/>
    </style:style>
    <style:style style:name="P6"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481989"/>
    </style:style>
    <style:style style:name="P7"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d63033"/>
    </style:style>
    <style:style style:name="P8"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15acf"/>
    </style:style>
    <style:style style:name="P9"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6a3b3"/>
    </style:style>
    <style:style style:name="P10" style:family="paragraph" style:parent-style-name="Standard">
      <style:paragraph-properties fo:margin-left="0in" fo:margin-right="0in" fo:margin-top="0.1173in" fo:margin-bottom="0.1173in" loext: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254e8" style:font-style-asian="normal" style:font-style-complex="normal"/>
    </style:style>
    <style:style style:name="P1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3603c" style:font-style-asian="normal" style:font-style-complex="normal"/>
    </style:style>
    <style:style style:name="P1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6a3b3" style:font-style-asian="normal" style:font-style-complex="normal"/>
    </style:style>
    <style:style style:name="P1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3603c" officeooo:paragraph-rsid="0013603c" style:font-style-asian="normal" style:font-style-complex="normal"/>
    </style:style>
    <style:style style:name="P1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4c40c" officeooo:paragraph-rsid="0014c40c" style:font-style-asian="normal" style:font-style-complex="normal"/>
    </style:style>
    <style:style style:name="P1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2886ae" officeooo:paragraph-rsid="002886ae" style:font-style-asian="normal" style:font-style-complex="normal"/>
    </style:style>
    <style:style style:name="P1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1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1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2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47185" style:font-style-asian="normal" style:font-style-complex="normal"/>
    </style:style>
    <style:style style:name="P2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2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2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8c645" officeooo:paragraph-rsid="0088c645" fo:background-color="#ffffff"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4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4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4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4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5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5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5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58"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5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6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1874be"/>
    </style:style>
    <style:style style:name="P6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b3b998"/>
    </style:style>
    <style:style style:name="P6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6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65"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6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6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7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7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7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7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8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27622" style:font-name="sans-serif" fo:font-size="12pt" fo:letter-spacing="normal" fo:language="en" fo:country="US" fo:font-style="normal" fo:font-weight="normal" officeooo:rsid="0013603c" officeooo:paragraph-rsid="0013603c" style:font-style-asian="normal" style:font-style-complex="normal"/>
    </style:style>
    <style:style style:name="P8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1"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8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1"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85" style:family="paragraph" style:parent-style-name="Standard">
      <style:paragraph-properties fo:margin-left="0in" fo:margin-right="0in" fo:margin-top="0.1173in" fo:margin-bottom="0.1173in" loext:contextual-spacing="false" fo:orphans="2" fo:widows="2" fo:text-indent="0in" style:auto-text-indent="false"/>
      <style:text-properties fo:color="#1d2228" style:font-name="sans-serif" fo:font-size="12pt" fo:font-weight="normal" officeooo:paragraph-rsid="0014c40c"/>
    </style:style>
    <style:style style:name="P86"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4c40c" fo:background-color="#ffffff"/>
    </style:style>
    <style:style style:name="P87"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51293" fo:background-color="#ffffff"/>
    </style:style>
    <style:style style:name="P88"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style:font-name="sans-serif" fo:font-size="10pt" fo:font-weight="normal" officeooo:paragraph-rsid="00a55048" fo:background-color="#ffffff" style:font-size-asian="10pt" style:font-size-complex="10pt"/>
    </style:style>
    <style:style style:name="P89"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392a56" fo:background-color="#ffffff"/>
    </style:style>
    <style:style style:name="P9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49b338" fo:background-color="#ffffff"/>
    </style:style>
    <style:style style:name="P91"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paragraph-rsid="003d2a30" fo:background-color="#ffffff"/>
    </style:style>
    <style:style style:name="P92"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2400" officeooo:paragraph-rsid="003e2400" fo:background-color="#ffffff"/>
    </style:style>
    <style:style style:name="P93"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3e76da" fo:background-color="#ffffff"/>
    </style:style>
    <style:style style:name="P94"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437533" fo:background-color="#ffffff"/>
    </style:style>
    <style:style style:name="P95"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ffe4b" officeooo:paragraph-rsid="004c1d93" fo:background-color="#ffffff"/>
    </style:style>
    <style:style style:name="P9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1323b" officeooo:paragraph-rsid="0041323b" fo:background-color="#ffffff"/>
    </style:style>
    <style:style style:name="P97"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20b16" officeooo:paragraph-rsid="00420b16" fo:background-color="#ffffff"/>
    </style:style>
    <style:style style:name="P98"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6e5c" officeooo:paragraph-rsid="00436e5c" fo:background-color="#ffffff"/>
    </style:style>
    <style:style style:name="P99"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7590" officeooo:paragraph-rsid="00437590" fo:background-color="#ffffff"/>
    </style:style>
    <style:style style:name="P10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5ce95" officeooo:paragraph-rsid="0045ce95" fo:background-color="#ffffff"/>
    </style:style>
    <style:style style:name="P101"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fo:font-size="10pt" officeooo:paragraph-rsid="00a55048" fo:background-color="#ffffff" style:font-size-asian="10pt" style:font-size-complex="10pt"/>
    </style:style>
    <style:style style:name="P10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color="#000000" fo:font-size="14pt" fo:font-weight="bold" officeooo:rsid="00e329e7" officeooo:paragraph-rsid="00e329e7" fo:background-color="#ffd8ce" style:font-size-asian="14pt" style:font-weight-asian="bold" style:font-size-complex="14pt" style:font-weight-complex="bold"/>
    </style:style>
    <style:style style:name="P103" style:family="paragraph" style:parent-style-name="Standard">
      <style:paragraph-properties fo:margin-left="0in" fo:margin-right="0in" fo:margin-top="0.1173in" fo:margin-bottom="0.1173in" loext:contextual-spacing="false" fo:orphans="2" fo:widows="2" fo:text-indent="0in" style:auto-text-indent="false"/>
      <style:text-properties officeooo:rsid="0017f146" officeooo:paragraph-rsid="0017f146"/>
    </style:style>
    <style:style style:name="P104" style:family="paragraph" style:parent-style-name="Standard">
      <style:paragraph-properties fo:margin-left="0in" fo:margin-right="0in" fo:margin-top="0.1173in" fo:margin-bottom="0.1173in" loext:contextual-spacing="false" fo:orphans="2" fo:widows="2" fo:text-indent="0in" style:auto-text-indent="false"/>
      <style:text-properties officeooo:rsid="002efefa" officeooo:paragraph-rsid="002efefa"/>
    </style:style>
    <style:style style:name="P105" style:family="paragraph" style:parent-style-name="Standard">
      <style:paragraph-properties fo:margin-left="0in" fo:margin-right="0in" fo:margin-top="0.1173in" fo:margin-bottom="0.1173in" loext:contextual-spacing="false" fo:orphans="2" fo:widows="2" fo:text-indent="0in" style:auto-text-indent="false"/>
      <style:text-properties officeooo:rsid="0031c89c" officeooo:paragraph-rsid="0031c89c"/>
    </style:style>
    <style:style style:name="P106" style:family="paragraph" style:parent-style-name="Standard">
      <style:paragraph-properties fo:margin-left="0in" fo:margin-right="0in" fo:margin-top="0.1173in" fo:margin-bottom="0.1173in" loext:contextual-spacing="false" fo:orphans="2" fo:widows="2" fo:text-indent="0in" style:auto-text-indent="false"/>
      <style:text-properties officeooo:rsid="00347185" officeooo:paragraph-rsid="00347185"/>
    </style:style>
    <style:style style:name="P107" style:family="paragraph" style:parent-style-name="Standard">
      <style:paragraph-properties fo:margin-left="0in" fo:margin-right="0in" fo:margin-top="0.1173in" fo:margin-bottom="0.1173in" loext: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0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weight="normal" officeooo:paragraph-rsid="00df8ee5"/>
    </style:style>
    <style:style style:name="P10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officeooo:paragraph-rsid="00dda351"/>
    </style:style>
    <style:style style:name="P11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11" style:family="paragraph" style:parent-style-name="Heading_20_1">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1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1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1c602b" officeooo:paragraph-rsid="011c602b" fo:background-color="#ffffff"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2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2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2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12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131"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132"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13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13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13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141"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142" style:family="paragraph" style:parent-style-name="Standard">
      <style:paragraph-properties fo:margin-left="0in" fo:margin-right="0in" fo:margin-top="0.0598in" fo:margin-bottom="0.0598in" loext:contextual-spacing="false" fo:orphans="2" fo:widows="2" fo:text-indent="0in" style:auto-text-indent="false"/>
      <style:text-properties officeooo:paragraph-rsid="00c901f1"/>
    </style:style>
    <style:style style:name="P143" style:family="paragraph" style:parent-style-name="List_20_Contents">
      <style:paragraph-properties fo:margin-left="0in" fo:margin-right="0in" fo:margin-top="0.0598in" fo:margin-bottom="0.0598in" loext:contextual-spacing="false" fo:orphans="2" fo:widows="2" fo:text-indent="0in" style:auto-text-indent="false"/>
      <style:text-properties officeooo:paragraph-rsid="00cab776"/>
    </style:style>
    <style:style style:name="P144" style:family="paragraph" style:parent-style-name="Standard">
      <style:paragraph-properties fo:margin-left="0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b04ff" officeooo:paragraph-rsid="00ab04ff" fo:background-color="#ffffff" style:font-size-asian="10.5pt" style:font-size-complex="12pt"/>
    </style:style>
    <style:style style:name="P146"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c38f9" officeooo:paragraph-rsid="00ac38f9" fo:background-color="#ffffff" style:font-size-asian="12pt" style:font-size-complex="12pt"/>
    </style:style>
    <style:style style:name="P147"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38f9" officeooo:paragraph-rsid="00ac38f9" fo:background-color="#ffffff" style:font-size-asian="10pt" style:font-size-complex="10pt"/>
    </style:style>
    <style:style style:name="P148"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5082" officeooo:paragraph-rsid="00ac5082" fo:background-color="#ffffff" style:font-size-asian="10pt" style:font-size-complex="10pt"/>
    </style:style>
    <style:style style:name="P149" style:family="paragraph" style:parent-style-name="List_20_Heading">
      <style:paragraph-properties fo:margin-left="0in" fo:margin-right="0in" fo:margin-top="0in" fo:margin-bottom="0in" loext:contextual-spacing="false" fo:orphans="2" fo:widows="2" fo:text-indent="0in" style:auto-text-indent="false" fo:padding="0in" fo:border="none"/>
      <style:text-properties officeooo:paragraph-rsid="00cab776"/>
    </style:style>
    <style:style style:name="P150" style:family="paragraph" style:parent-style-name="Standard">
      <style:paragraph-properties fo:margin-left="0in" fo:margin-right="0in" fo:margin-top="0.0201in" fo:margin-bottom="0.0201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151" style:family="paragraph" style:parent-style-name="Standard">
      <style:paragraph-properties style:line-height-at-least="0.1409in"/>
      <style:text-properties fo:color="#000000" style:font-name="Menlo" fo:font-size="10pt" fo:font-weight="normal" fo:background-color="#ffffff" style:font-size-asian="10pt" style:font-size-complex="10pt"/>
    </style:style>
    <style:style style:name="P152" style:family="paragraph" style:parent-style-name="Standard">
      <style:paragraph-properties style:line-height-at-least="0.1409in"/>
      <style:text-properties fo:color="#000000" style:font-name="Menlo" fo:font-size="10pt" fo:font-weight="normal" officeooo:paragraph-rsid="00d63033" fo:background-color="#ffffff" style:font-size-asian="10pt" style:font-size-complex="10pt"/>
    </style:style>
    <style:style style:name="P153" style:family="paragraph" style:parent-style-name="Standard">
      <style:paragraph-properties style:line-height-at-least="0.0201in"/>
      <style:text-properties fo:color="#000000" style:font-name="Menlo" fo:font-size="10pt" fo:font-weight="normal" fo:background-color="#ffffff" style:font-size-asian="10pt" style:font-size-complex="10pt"/>
    </style:style>
    <style:style style:name="P154" style:family="paragraph" style:parent-style-name="Standard">
      <style:paragraph-properties style:line-height-at-least="0.1409in"/>
      <style:text-properties fo:color="#000000" style:font-name="Menlo" fo:font-size="10pt" fo:font-weight="normal" officeooo:rsid="01214a00" fo:background-color="#ffffff" style:font-size-asian="10pt" style:font-size-complex="10pt"/>
    </style:style>
    <style:style style:name="P155" style:family="paragraph" style:parent-style-name="Standard">
      <style:paragraph-properties style:line-height-at-least="0.1409in"/>
      <style:text-properties fo:color="#000000" fo:font-size="10pt" fo:background-color="#ffffff" style:font-size-asian="10pt" style:font-size-complex="10pt"/>
    </style:style>
    <style:style style:name="P156" style:family="paragraph" style:parent-style-name="Standard">
      <style:paragraph-properties style:line-height-at-least="0.1409in"/>
      <style:text-properties fo:color="#000000" style:font-name="Verdana" fo:font-size="12pt" fo:font-weight="normal" officeooo:rsid="01214a00" officeooo:paragraph-rsid="01214a00"/>
    </style:style>
    <style:style style:name="P157" style:family="paragraph" style:parent-style-name="Standard">
      <style:paragraph-properties style:line-height-at-least="0.1409in"/>
      <style:text-properties fo:color="#d4d4d4" style:font-name="Menlo" fo:font-size="6.75pt" fo:font-weight="normal" fo:background-color="#1e1e1e"/>
    </style:style>
    <style:style style:name="P158" style:family="paragraph" style:parent-style-name="Standard">
      <style:paragraph-properties style:line-height-at-least="0.1409in"/>
      <style:text-properties fo:color="#d4d4d4" style:font-name="Menlo" fo:font-size="12pt" fo:font-weight="normal" officeooo:paragraph-rsid="00d63033" fo:background-color="#1e1e1e" style:font-size-asian="12pt" style:font-size-complex="12pt"/>
    </style:style>
    <style:style style:name="P159"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160"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161" style:family="paragraph" style:parent-style-name="Standard">
      <style:paragraph-properties style:line-height-at-least="0.1409in"/>
      <style:text-properties fo:font-variant="normal" fo:text-transform="none" fo:color="#0000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163"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164" style:family="paragraph" style:parent-style-name="Standard">
      <style:paragraph-properties style:line-height-at-least="0.1409in"/>
      <style:text-properties fo:font-variant="normal" fo:text-transform="none" fo:color="#0000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165"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326b6" officeooo:paragraph-rsid="012326b6" fo:background-color="#ffffff" style:font-size-asian="12pt" style:font-size-complex="12pt"/>
    </style:style>
    <style:style style:name="P166"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paragraph-rsid="011fc58a"/>
    </style:style>
    <style:style style:name="P167" style:family="paragraph" style:parent-style-name="Standard">
      <style:paragraph-properties style:line-height-at-least="0.1409in"/>
      <style:text-properties fo:color="#ff0000" style:font-name="Menlo" fo:font-size="10pt" fo:font-weight="normal" fo:background-color="#ffffff" style:font-size-asian="10pt" style:font-size-complex="10pt"/>
    </style:style>
    <style:style style:name="P168" style:family="paragraph" style:parent-style-name="Standard">
      <style:paragraph-properties style:line-height-at-least="0.1409in"/>
      <style:text-properties fo:color="#ff0000" fo:font-size="10pt" fo:background-color="#ffffff" style:font-size-asian="10pt" style:font-size-complex="10pt"/>
    </style:style>
    <style:style style:name="P169"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171" style:family="paragraph" style:parent-style-name="Standard">
      <style:paragraph-properties fo:margin-left="0.4925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172" style:family="paragraph" style:parent-style-name="Standard">
      <style:paragraph-properties fo:margin-left="0.4925in" fo:margin-right="0in" style:line-height-at-least="0.1409in" fo:text-indent="0in" style:auto-text-indent="false"/>
      <style:text-properties fo:color="#000000" style:font-name="Menlo" fo:font-size="10pt" fo:font-weight="normal" fo:background-color="#ffffff" style:font-size-asian="10pt" style:font-size-complex="10pt"/>
    </style:style>
    <style:style style:name="P173" style:family="paragraph" style:parent-style-name="Standard">
      <style:paragraph-properties fo:margin-left="0.4925in" fo:margin-right="0in" style:line-height-at-least="0.1409in" fo:text-indent="0in" style:auto-text-indent="false"/>
      <style:text-properties fo:color="#000000" style:font-name="Menlo" fo:font-size="10pt" fo:font-weight="normal" officeooo:paragraph-rsid="00ac38f9" fo:background-color="#ffffff" style:font-size-asian="10pt" style:font-size-complex="10pt"/>
    </style:style>
    <style:style style:name="P174" style:family="paragraph" style:parent-style-name="Standard">
      <style:paragraph-properties fo:margin-left="0.4925in" fo:margin-right="0in" style:line-height-at-least="0.1409in" fo:text-indent="0in" style:auto-text-indent="false"/>
      <style:text-properties fo:color="#000000" style:font-name="Menlo" fo:font-size="12pt" fo:font-weight="normal" fo:background-color="#ffffff" style:font-size-asian="10.5pt" style:font-size-complex="12pt"/>
    </style:style>
    <style:style style:name="P175" style:family="paragraph" style:parent-style-name="Standard">
      <style:paragraph-properties fo:margin-left="0.4925in" fo:margin-right="0in" style:line-height-at-least="0.1409in" fo:text-indent="0in" style:auto-text-indent="false"/>
      <style:text-properties fo:color="#000000" fo:font-size="10pt" fo:background-color="#ffffff" style:font-size-asian="10pt" style:font-size-complex="10pt"/>
    </style:style>
    <style:style style:name="P176" style:family="paragraph" style:parent-style-name="Standard">
      <style:paragraph-properties fo:margin-left="0.4925in" fo:margin-right="0in" style:line-height-at-least="0.1409in" fo:text-indent="0in" style:auto-text-indent="false"/>
      <style:text-properties fo:color="#ff0000" style:font-name="Menlo" fo:font-size="10pt" fo:font-weight="normal" fo:background-color="#ffffff" style:font-size-asian="10pt" style:font-size-complex="10pt"/>
    </style:style>
    <style:style style:name="P177" style:family="paragraph" style:parent-style-name="Standard">
      <style:paragraph-properties fo:margin-left="0.4925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178" style:family="paragraph" style:parent-style-name="Standard">
      <style:paragraph-properties fo:margin-left="0.9846in" fo:margin-right="0in" fo:margin-top="0.1173in" fo:margin-bottom="0.1173in" loext:contextual-spacing="false" fo:text-align="start" style:justify-single-word="false" fo:orphans="2" fo:widows="2" fo:text-indent="0in" style:auto-text-indent="false"/>
      <style:text-properties fo:font-variant="normal" fo:text-transform="none" fo:color="#0000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179" style:family="paragraph" style:parent-style-name="Standard">
      <style:paragraph-properties fo:margin-left="0.9846in" fo:margin-right="0in" style:line-height-at-least="0.1409in" fo:text-align="start" style:justify-single-word="false" fo:text-indent="0in" style:auto-text-indent="false"/>
      <style:text-properties fo:color="#000000" style:font-name="Menlo" fo:font-size="10pt" fo:font-weight="normal" officeooo:paragraph-rsid="00546940" fo:background-color="#ffffff" style:font-size-asian="10pt" style:font-size-complex="10pt"/>
    </style:style>
    <style:style style:name="P180"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81"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82"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83"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84"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85"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86"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87"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90" style:family="paragraph" style:parent-style-name="Standard">
      <style:paragraph-properties style:line-height-at-least="0.1409in"/>
      <style:text-properties fo:font-variant="normal" fo:text-transform="none" fo:color="#0000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191" style:family="paragraph" style:parent-style-name="Standard">
      <style:paragraph-properties style:line-height-at-least="0.1409in"/>
      <style:text-properties fo:font-variant="normal" fo:text-transform="none" fo:color="#0000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192" style:family="paragraph" style:parent-style-name="Standard">
      <style:paragraph-properties style:line-height-at-least="0.1409in"/>
      <style:text-properties fo:font-variant="normal" fo:text-transform="none" fo:color="#000000" style:font-name="Menlo" fo:font-size="10pt" fo:letter-spacing="normal" fo:font-style="normal" fo:font-weight="normal" officeooo:rsid="0122cc6c" officeooo:paragraph-rsid="01214a00" fo:background-color="#ffffff" style:font-size-asian="10pt" style:font-size-complex="10pt"/>
    </style:style>
    <style:style style:name="P193" style:family="paragraph" style:parent-style-name="Standard">
      <style:paragraph-properties style:line-height-at-least="0.1409in"/>
      <style:text-properties fo:font-variant="normal" fo:text-transform="none" fo:color="#000000" style:font-name="Menlo" fo:font-size="10pt" fo:letter-spacing="normal" fo:font-style="normal" fo:font-weight="normal" officeooo:rsid="0126b313" officeooo:paragraph-rsid="0126b313" fo:background-color="#ffffff" style:font-size-asian="10pt" style:font-size-complex="10pt"/>
    </style:style>
    <style:style style:name="P194"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paragraph-rsid="011fc58a" fo:background-color="#ffffff" style:font-size-asian="12pt" style:font-size-complex="12pt"/>
    </style:style>
    <style:style style:name="P195"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326b6" officeooo:paragraph-rsid="01214a00" fo:background-color="#ffffff" style:font-size-asian="12pt" style:font-size-complex="12pt"/>
    </style:style>
    <style:style style:name="P196"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2cc6c" officeooo:paragraph-rsid="01214a00" fo:background-color="#ffffff" style:font-size-asian="12pt" style:font-size-complex="12pt"/>
    </style:style>
    <style:style style:name="P197"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4e3e9" officeooo:paragraph-rsid="0124e3e9" fo:background-color="#ffffff" style:font-size-asian="12pt" style:font-size-complex="12pt"/>
    </style:style>
    <style:style style:name="P198"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275be" officeooo:paragraph-rsid="01214a00" fo:background-color="#ffffff" style:font-size-asian="12pt" style:font-size-complex="12pt"/>
    </style:style>
    <style:style style:name="P199"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00b00" officeooo:paragraph-rsid="01200b00" fo:background-color="#ffffff" style:font-size-asian="12pt" style:font-size-complex="12pt"/>
    </style:style>
    <style:style style:name="P200"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6b313" officeooo:paragraph-rsid="0126b313" fo:background-color="#ffffff" style:font-size-asian="12pt" style:font-size-complex="12pt"/>
    </style:style>
    <style:style style:name="P201" style:family="paragraph" style:parent-style-name="Standard">
      <style:paragraph-properties style:line-height-at-least="0.1409in"/>
      <style:text-properties fo:font-variant="normal" fo:text-transform="none" fo:color="#000000" style:font-name="Verdana" fo:font-size="12pt" fo:letter-spacing="normal" fo:font-style="normal" fo:font-weight="normal" officeooo:rsid="0126b313" officeooo:paragraph-rsid="0129e87f" fo:background-color="#ffffff" style:font-size-asian="12pt" style:font-size-complex="12pt"/>
    </style:style>
    <style:style style:name="P202" style:family="paragraph" style:parent-style-name="Standard">
      <style:paragraph-properties style:line-height-at-least="0.1409in"/>
      <style:text-properties fo:font-variant="normal" fo:text-transform="none" fo:color="#0000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203" style:family="paragraph" style:parent-style-name="Standard">
      <style:paragraph-properties style:line-height-at-least="0.1409in"/>
      <style:text-properties fo:font-variant="normal" fo:text-transform="none" fo:color="#000000" style:font-name="Verdana" fo:font-size="10pt" fo:letter-spacing="normal" fo:font-style="normal" fo:font-weight="normal" officeooo:rsid="0122cc6c" officeooo:paragraph-rsid="01214a00" fo:background-color="#ffffff" style:font-size-asian="10pt" style:font-size-complex="10pt"/>
    </style:style>
    <style:style style:name="P204" style:family="paragraph" style:parent-style-name="Standard">
      <style:paragraph-properties style:line-height-at-least="0.1409in"/>
      <style:text-properties fo:font-variant="normal" fo:text-transform="none" fo:color="#000000" style:font-name="Verdana" fo:font-size="10pt" fo:letter-spacing="normal" fo:font-style="normal" fo:font-weight="normal" officeooo:rsid="0126b313" officeooo:paragraph-rsid="0126b313" fo:background-color="#ffffff" style:font-size-asian="10pt" style:font-size-complex="10pt"/>
    </style:style>
    <style:style style:name="P205" style:family="paragraph" style:parent-style-name="Standard">
      <style:paragraph-properties style:line-height-at-least="0.1409in"/>
      <style:text-properties fo:font-variant="normal" fo:text-transform="none" fo:color="#e16173" style:font-name="Verdana" fo:font-size="12pt" fo:letter-spacing="normal" fo:font-style="normal" fo:font-weight="normal" officeooo:rsid="01200b00" officeooo:paragraph-rsid="01200b00" fo:background-color="#ffffff" style:font-size-asian="12pt" style:font-size-complex="12pt"/>
    </style:style>
    <style:style style:name="P206" style:family="paragraph" style:parent-style-name="Standard">
      <style:paragraph-properties style:line-height-at-least="0.1409in"/>
      <style:text-properties fo:color="#000000" style:font-name="Menlo" fo:font-size="10pt" fo:font-weight="normal" fo:background-color="#ffffff" style:font-size-asian="10pt" style:font-size-complex="10pt"/>
    </style:style>
    <style:style style:name="P207" style:family="paragraph" style:parent-style-name="Standard">
      <style:paragraph-properties style:line-height-at-least="0.1409in"/>
      <style:text-properties fo:color="#000000" style:font-name="Menlo" fo:font-size="10pt" fo:font-weight="normal" officeooo:paragraph-rsid="012bd0d6" fo:background-color="#ffffff" style:font-size-asian="10pt" style:font-size-complex="10pt"/>
    </style:style>
    <style:style style:name="P208" style:family="paragraph" style:parent-style-name="Standard">
      <style:paragraph-properties style:line-height-at-least="0.1409in"/>
      <style:text-properties fo:color="#000000" style:font-name="Menlo" fo:font-size="10pt" style:text-underline-style="none" fo:font-weight="normal" officeooo:paragraph-rsid="012bd0d6" fo:background-color="#ffffff" style:font-size-asian="10pt" style:font-size-complex="10pt"/>
    </style:style>
    <style:style style:name="P209" style:family="paragraph" style:parent-style-name="Standard">
      <style:paragraph-properties style:line-height-at-least="0.1409in"/>
      <style:text-properties fo:color="#000000" fo:font-size="10pt" fo:background-color="#ffffff" style:font-size-asian="10pt" style:font-size-complex="10pt"/>
    </style:style>
    <style:style style:name="P210" style:family="paragraph" style:parent-style-name="Standard">
      <style:paragraph-properties style:line-height-at-least="0.1409in"/>
      <style:text-properties fo:color="#ff0000" style:font-name="Menlo" fo:font-size="10pt" style:text-underline-style="none" fo:font-weight="bold" fo:background-color="#ffffff" style:font-size-asian="10pt" style:font-weight-asian="bold" style:font-size-complex="10pt" style:font-weight-complex="bold"/>
    </style:style>
    <style:style style:name="P211"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Verdana" fo:font-size="10pt" fo:font-weight="normal" officeooo:rsid="006ce70a" officeooo:paragraph-rsid="00d63033" fo:background-color="#ffffff" style:font-size-asian="10pt" style:font-size-complex="10pt"/>
    </style:style>
    <style:style style:name="P212"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21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21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215"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216"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217"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218"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19"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2bd0d6" officeooo:paragraph-rsid="012cda54" fo:background-color="#ffffff" style:font-size-asian="10pt" style:font-style-asian="normal" style:font-weight-asian="bold" style:font-size-complex="10pt" style:font-style-complex="normal" style:font-weight-complex="bold"/>
    </style:style>
    <style:style style:name="P220"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221" style:family="paragraph" style:parent-style-name="Standard">
      <style:paragraph-properties fo:margin-left="0in" fo:margin-right="0in" fo:margin-top="0.1173in" fo:margin-bottom="0.1173in" loext:contextual-spacing="false" style:line-height-at-least="0.0201in"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2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223"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Verdana" fo:font-size="12pt" fo:letter-spacing="normal" fo:font-style="normal" fo:font-weight="normal" officeooo:rsid="0126b313" officeooo:paragraph-rsid="012cda54" fo:background-color="#ffffff" style:font-size-asian="12pt" style:font-size-complex="12pt"/>
    </style:style>
    <style:style style:name="P224" style:family="paragraph" style:parent-style-name="Standard">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333333" style:font-name="Arial"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225" style:family="paragraph" style:parent-style-name="Standard">
      <style:paragraph-properties fo:margin-left="0in" fo:margin-right="0in" fo:margin-top="0.0598in" fo:margin-bottom="0.0598in" loext:contextual-spacing="false" fo:orphans="2" fo:widows="2" fo:text-indent="0in" style:auto-text-indent="false"/>
      <style:text-properties fo:color="#000000" style:font-name="Menlo" fo:font-size="10pt" fo:font-weight="normal" officeooo:paragraph-rsid="011c602b" fo:background-color="#ffffff" style:font-size-asian="10pt" style:font-size-complex="10pt"/>
    </style:style>
    <style:style style:name="P22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12bd0d6" officeooo:paragraph-rsid="012bd0d6" fo:background-color="#ffffff" style:font-size-asian="12pt" style:font-style-asian="normal" style:font-weight-asian="normal" style:font-size-complex="12pt" style:font-style-complex="normal" style:font-weight-complex="normal"/>
    </style:style>
    <style:style style:name="P227" style:family="paragraph" style:parent-style-name="Text_20_body" style:list-style-name="L1">
      <style:paragraph-properties fo:orphans="2" fo:widows="2"/>
      <style:text-properties fo:font-variant="normal" fo:text-transform="none" fo:color="#000000" style:font-name="Verdana" fo:font-size="8.44999980926514pt" fo:letter-spacing="normal" fo:font-style="normal" fo:font-weight="normal"/>
    </style:style>
    <style:style style:name="P228" style:family="paragraph" style:parent-style-name="Text_20_body" style:list-style-name="L3">
      <style:paragraph-properties fo:orphans="2" fo:widows="2"/>
      <style:text-properties fo:font-variant="normal" fo:text-transform="none" fo:color="#0000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29"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8.44999980926514pt" fo:letter-spacing="normal" fo:font-style="normal" fo:font-weight="normal"/>
    </style:style>
    <style:style style:name="P230" style:family="paragraph" style:parent-style-name="Text_20_body" style:list-style-name="L3">
      <style:paragraph-properties fo:margin-top="0in" fo:margin-bottom="0in" loext:contextual-spacing="false" fo:orphans="2" fo:widows="2"/>
      <style:text-properties fo:font-variant="normal" fo:text-transform="none" fo:color="#0000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231" style:family="paragraph" style:parent-style-name="Text_20_body" style:list-style-name="L2">
      <style:paragraph-properties fo:margin-top="0in" fo:margin-bottom="0in" loext:contextual-spacing="false" fo:orphans="2" fo:widows="2"/>
      <style:text-properties fo:font-variant="normal" fo:text-transform="none" fo:color="#0000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232" style:family="paragraph" style:parent-style-name="Text_20_body" style:list-style-name="L2">
      <style:paragraph-properties fo:margin-left="0in" fo:margin-right="0in" fo:margin-top="0.1173in" fo:margin-bottom="0.1173in" loext:contextual-spacing="false" style:line-height-at-least="0.1409in"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T1" style:family="text">
      <style:text-properties officeooo:rsid="00115acf"/>
    </style:style>
    <style:style style:name="T2" style:family="text">
      <style:text-properties fo:font-variant="normal" fo:text-transform="none" fo:color="#1d2228" style:font-name="sans-serif" fo:font-size="12pt" fo:letter-spacing="normal" fo:language="en" fo:country="US"/>
    </style:style>
    <style:style style:name="T3" style:family="text">
      <style:text-properties fo:font-variant="normal" fo:text-transform="none" fo:color="#1d2228" style:font-name="sans-serif" fo:font-size="12pt" fo:letter-spacing="normal" fo:language="en" fo:country="US" fo:font-style="italic" fo:font-weight="normal"/>
    </style:style>
    <style:style style:name="T4" style:family="text">
      <style:text-properties fo:font-variant="normal" fo:text-transform="none" fo:color="#1d2228"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style:font-name="sans-serif" fo:font-size="12pt" fo:letter-spacing="normal" fo:language="en" fo:country="US" officeooo:rsid="001239b5"/>
    </style:style>
    <style:style style:name="T13" style:family="text">
      <style:text-properties fo:font-variant="normal" fo:text-transform="none" fo:color="#000000" fo:letter-spacing="normal" fo:language="en" fo:country="US" fo:font-style="normal" officeooo:rsid="0014c40c" style:font-style-asian="normal" style:font-style-complex="normal"/>
    </style:style>
    <style:style style:name="T14" style:family="text">
      <style:text-properties fo:font-variant="normal" fo:text-transform="none" fo:color="#0000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41" style:family="text">
      <style:text-properties fo:font-variant="normal" fo:text-transform="none" fo:color="#0000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48" style:family="text">
      <style:text-properties fo:font-variant="normal" fo:text-transform="none" fo:color="#0000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49" style:family="text">
      <style:text-properties fo:font-variant="normal" fo:text-transform="none" fo:color="#0000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50" style:family="text">
      <style:text-properties fo:font-variant="normal" fo:text-transform="none" fo:color="#000000" style:font-name="sans-serif" fo:letter-spacing="normal" fo:language="en" fo:country="US" fo:font-weight="bold" style:font-weight-asian="bold" style:font-weight-complex="bold"/>
    </style:style>
    <style:style style:name="T51" style:family="text">
      <style:text-properties fo:font-variant="normal" fo:text-transform="none" fo:color="#000000" style:font-name="sans-serif" fo:letter-spacing="normal" fo:language="en" fo:country="US" fo:font-weight="bold" officeooo:rsid="001239b5" style:font-weight-asian="bold" style:font-weight-complex="bold"/>
    </style:style>
    <style:style style:name="T52" style:family="text">
      <style:text-properties fo:font-variant="normal" fo:text-transform="none" fo:color="#000000" style:font-name="Verdana" fo:font-size="12pt" fo:letter-spacing="normal" fo:font-style="normal" fo:font-weight="normal" style:font-size-asian="12pt" style:font-size-complex="12pt"/>
    </style:style>
    <style:style style:name="T53"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style:style>
    <style:style style:name="T54"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style:font-name="Verdana" fo:font-size="12pt" fo:letter-spacing="normal" fo:font-style="normal" fo:font-weight="normal" officeooo:rsid="001edb53" fo:background-color="transparent" loext:char-shading-value="0" style:font-size-asian="12pt" style:font-size-complex="12pt"/>
    </style:style>
    <style:style style:name="T56" style:family="text">
      <style:text-properties fo:font-variant="normal" fo:text-transform="none" fo:color="#000000" style:font-name="Verdana" fo:font-size="12pt" fo:letter-spacing="normal" fo:font-style="normal" fo:font-weight="normal" officeooo:rsid="00675df5" fo:background-color="transparent" loext:char-shading-value="0" style:font-size-asian="12pt" style:font-size-complex="12pt"/>
    </style:style>
    <style:style style:name="T57" style:family="text">
      <style:text-properties fo:font-variant="normal" fo:text-transform="none" fo:color="#0000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58" style:family="text">
      <style:text-properties fo:font-variant="normal" fo:text-transform="none" fo:color="#000000" style:font-name="Verdana" fo:font-size="12pt" fo:letter-spacing="normal" fo:font-style="normal" style:text-underline-style="none" fo:font-weight="normal" style:font-size-asian="12pt" style:font-size-complex="12pt"/>
    </style:style>
    <style:style style:name="T59" style:family="text">
      <style:text-properties fo:font-variant="normal" fo:text-transform="none" fo:color="#000000" style:font-name="Verdana" fo:font-size="12pt" fo:letter-spacing="normal" fo:font-style="normal" style:text-underline-style="none" fo:font-weight="normal" officeooo:rsid="001ee756" style:font-size-asian="12pt" style:font-size-complex="12pt"/>
    </style:style>
    <style:style style:name="T60" style:family="text">
      <style:text-properties fo:font-variant="normal" fo:text-transform="none" fo:color="#0000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61" style:family="text">
      <style:text-properties fo:font-variant="normal" fo:text-transform="none" fo:color="#0000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62" style:family="text">
      <style:text-properties fo:font-variant="normal" fo:text-transform="none" fo:color="#0000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63" style:family="text">
      <style:text-properties fo:font-variant="normal" fo:text-transform="none" fo:color="#0000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65"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66"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67"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68" style:family="text">
      <style:text-properties fo:font-variant="normal" fo:text-transform="none" fo:letter-spacing="normal" fo:font-style="normal" fo:background-color="#ffffff" loext:char-shading-value="0" style:font-size-asian="12pt" style:font-size-complex="12pt"/>
    </style:style>
    <style:style style:name="T69" style:family="text">
      <style:text-properties fo:font-variant="normal" fo:text-transform="none" fo:letter-spacing="normal" fo:font-style="normal" officeooo:rsid="0122cc6c" fo:background-color="#ffffff" loext:char-shading-value="0" style:font-size-asian="12pt" style:font-size-complex="12pt"/>
    </style:style>
    <style:style style:name="T70" style:family="text">
      <style:text-properties fo:font-variant="normal" fo:text-transform="none" fo:letter-spacing="normal" fo:font-style="normal" officeooo:rsid="012326b6" fo:background-color="#ffffff" loext:char-shading-value="0" style:font-size-asian="12pt" style:font-size-complex="12pt"/>
    </style:style>
    <style:style style:name="T71"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72"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73"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74" style:family="text">
      <style:text-properties fo:font-variant="normal" fo:text-transform="none" fo:color="#9cdcfe" style:font-name="sans-serif" fo:font-size="12pt" fo:letter-spacing="normal" fo:language="en" fo:country="US" fo:font-style="normal" fo:font-weight="normal" fo:background-color="#1e1e1e" loext:char-shading-value="0" style:font-style-asian="normal" style:font-style-complex="normal"/>
    </style:style>
    <style:style style:name="T75"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76"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77"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78"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79"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80"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81"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82"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83"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84"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85"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86"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87"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88" style:family="text">
      <style:text-properties fo:font-variant="normal" fo:text-transform="none" style:font-name="sans-serif" fo:letter-spacing="normal" fo:language="en" fo:country="US" fo:font-style="normal" style:text-underline-style="none" style:font-style-asian="normal" style:font-style-complex="normal"/>
    </style:style>
    <style:style style:name="T89"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90" style:family="text">
      <style:text-properties fo:font-variant="normal" fo:text-transform="none" fo:color="#ce9178" style:font-name="sans-serif" fo:font-size="12pt" fo:letter-spacing="normal" fo:language="en" fo:country="US" fo:font-style="normal" fo:font-weight="normal" fo:background-color="#1e1e1e" loext:char-shading-value="0" style:font-style-asian="normal" style:font-style-complex="normal"/>
    </style:style>
    <style:style style:name="T91" style:family="text">
      <style:text-properties fo:font-variant="normal" fo:text-transform="none" fo:color="#d4d4d4" style:font-name="sans-serif" fo:font-size="12pt" fo:letter-spacing="normal" fo:language="en" fo:country="US" fo:font-style="normal" fo:font-weight="normal" fo:background-color="#1e1e1e" loext:char-shading-value="0" style:font-style-asian="normal" style:font-style-complex="normal"/>
    </style:style>
    <style:style style:name="T92" style:family="text">
      <style:text-properties fo:font-variant="normal" fo:text-transform="none" fo:color="#ff0000" style:font-name="sans-serif" fo:font-size="12pt" fo:letter-spacing="normal" fo:language="en" fo:country="US" fo:font-style="normal" fo:font-weight="bold" style:font-style-asian="normal" style:font-weight-asian="bold" style:font-style-complex="normal" style:font-weight-complex="bold"/>
    </style:style>
    <style:style style:name="T93" style:family="text">
      <style:text-properties fo:font-variant="normal" fo:text-transform="none" fo:color="#808080" style:font-name="sans-serif" fo:font-size="12pt" fo:letter-spacing="normal" fo:language="en" fo:country="US" fo:font-style="normal" fo:font-weight="normal" fo:background-color="#1e1e1e" loext:char-shading-value="0" style:font-style-asian="normal" style:font-style-complex="normal"/>
    </style:style>
    <style:style style:name="T94" style:family="text">
      <style:text-properties fo:font-variant="normal" fo:text-transform="none" fo:color="#569cd6" style:font-name="sans-serif" fo:font-size="12pt" fo:letter-spacing="normal" fo:language="en" fo:country="US" fo:font-style="normal" fo:font-weight="normal" fo:background-color="#1e1e1e" loext:char-shading-value="0" style:font-style-asian="normal" style:font-style-complex="normal"/>
    </style:style>
    <style:style style:name="T95" style:family="text">
      <style:text-properties fo:font-variant="normal" fo:text-transform="none" fo:color="#127622" style:font-name="sans-serif" fo:font-size="12pt" fo:letter-spacing="normal" fo:language="en" fo:country="US" fo:font-style="normal" style:text-underline-style="none" fo:font-weight="normal" style:font-style-asian="normal" style:font-style-complex="normal"/>
    </style:style>
    <style:style style:name="T96" style:family="text">
      <style:text-properties fo:font-variant="normal" fo:text-transform="none" fo:color="#127622" style:font-name="sans-serif" fo:font-size="12pt" fo:letter-spacing="normal" fo:language="en" fo:country="US" fo:font-style="normal" fo:font-weight="normal" style:font-style-asian="normal" style:font-style-complex="normal"/>
    </style:style>
    <style:style style:name="T97"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98" style:family="text">
      <style:text-properties officeooo:rsid="0013603c"/>
    </style:style>
    <style:style style:name="T99" style:family="text">
      <style:text-properties fo:color="#000000"/>
    </style:style>
    <style:style style:name="T100" style:family="text">
      <style:text-properties fo:color="#000000" officeooo:rsid="0045ce95"/>
    </style:style>
    <style:style style:name="T101" style:family="text">
      <style:text-properties fo:color="#000000" officeooo:rsid="00462ddb"/>
    </style:style>
    <style:style style:name="T102" style:family="text">
      <style:text-properties fo:color="#000000" style:font-name="sans-serif" fo:font-weight="normal"/>
    </style:style>
    <style:style style:name="T103" style:family="text">
      <style:text-properties fo:color="#000000" style:font-name="sans-serif" fo:font-weight="normal" officeooo:rsid="001874be"/>
    </style:style>
    <style:style style:name="T104" style:family="text">
      <style:text-properties fo:color="#000000" style:font-name="sans-serif" officeooo:rsid="0084ede1" style:font-weight-asian="normal" style:font-weight-complex="normal"/>
    </style:style>
    <style:style style:name="T105" style:family="text">
      <style:text-properties fo:color="#000000" style:font-name="Arial" officeooo:rsid="0059688d" style:font-weight-asian="normal" style:font-weight-complex="normal"/>
    </style:style>
    <style:style style:name="T106" style:family="text">
      <style:text-properties fo:color="#000000" style:font-name="Arial" officeooo:rsid="00650311" style:font-weight-asian="normal" style:font-weight-complex="normal"/>
    </style:style>
    <style:style style:name="T107" style:family="text">
      <style:text-properties fo:color="#000000" style:font-name="Arial" fo:font-weight="bold" officeooo:rsid="0059688d" style:font-weight-asian="bold" style:font-weight-complex="bold"/>
    </style:style>
    <style:style style:name="T108" style:family="text">
      <style:text-properties fo:color="#000000" style:font-name="Arial" fo:font-weight="bold" officeooo:rsid="00650311" style:font-weight-asian="bold" style:font-weight-complex="bold"/>
    </style:style>
    <style:style style:name="T109" style:family="text">
      <style:text-properties fo:color="#000000" fo:language="en" fo:country="US" style:text-underline-style="none" officeooo:rsid="012bd0d6" fo:background-color="#ffffff" loext:char-shading-value="0" style:font-size-asian="10pt" style:font-style-asian="normal" style:font-weight-asian="bold" style:font-size-complex="10pt" style:font-style-complex="normal" style:font-weight-complex="bold"/>
    </style:style>
    <style:style style:name="T110" style:family="text">
      <style:text-properties fo:color="#000000" fo:language="en" fo:country="US" style:text-underline-style="none" officeooo:rsid="012cda54" fo:background-color="#ffffff" loext:char-shading-value="0" style:font-size-asian="10pt" style:font-style-asian="normal" style:font-weight-asian="bold" style:font-size-complex="10pt" style:font-style-complex="normal" style:font-weight-complex="bold"/>
    </style:style>
    <style:style style:name="T111" style:family="text">
      <style:text-properties fo:color="#808080" style:font-name="Menlo" fo:background-color="#1e1e1e" loext:char-shading-value="0" style:font-size-asian="12pt" style:font-size-complex="12pt"/>
    </style:style>
    <style:style style:name="T112" style:family="text">
      <style:text-properties fo:color="#808080" style:font-name="Menlo" officeooo:rsid="00151293" fo:background-color="#1e1e1e" loext:char-shading-value="0" style:font-size-asian="12pt" style:font-size-complex="12pt"/>
    </style:style>
    <style:style style:name="T113" style:family="text">
      <style:text-properties fo:color="#569cd6" style:font-name="Menlo" fo:background-color="#1e1e1e" loext:char-shading-value="0" style:font-size-asian="12pt" style:font-size-complex="12pt"/>
    </style:style>
    <style:style style:name="T114" style:family="text">
      <style:text-properties fo:color="#569cd6" style:font-name="Menlo" officeooo:rsid="00151293" fo:background-color="#1e1e1e" loext:char-shading-value="0" style:font-size-asian="12pt" style:font-size-complex="12pt"/>
    </style:style>
    <style:style style:name="T115" style:family="text">
      <style:text-properties fo:color="#d4d4d4" style:font-name="Menlo" fo:background-color="#1e1e1e" loext:char-shading-value="0" style:font-size-asian="12pt" style:font-size-complex="12pt"/>
    </style:style>
    <style:style style:name="T116" style:family="text">
      <style:text-properties fo:color="#d4d4d4" style:font-name="Menlo" officeooo:rsid="00151293" fo:background-color="#1e1e1e" loext:char-shading-value="0" style:font-size-asian="12pt" style:font-size-complex="12pt"/>
    </style:style>
    <style:style style:name="T117" style:family="text">
      <style:text-properties fo:color="#9cdcfe" style:font-name="Menlo" fo:background-color="#1e1e1e" loext:char-shading-value="0" style:font-size-asian="12pt" style:font-size-complex="12pt"/>
    </style:style>
    <style:style style:name="T118" style:family="text">
      <style:text-properties fo:color="#9cdcfe" style:font-name="Menlo" officeooo:rsid="00151293" fo:background-color="#1e1e1e" loext:char-shading-value="0" style:font-size-asian="12pt" style:font-size-complex="12pt"/>
    </style:style>
    <style:style style:name="T119" style:family="text">
      <style:text-properties fo:color="#ce9178" style:font-name="Menlo" fo:background-color="#1e1e1e" loext:char-shading-value="0" style:font-size-asian="12pt" style:font-size-complex="12pt"/>
    </style:style>
    <style:style style:name="T120" style:family="text">
      <style:text-properties fo:color="#ce9178" style:font-name="Menlo" officeooo:rsid="00151293" fo:background-color="#1e1e1e" loext:char-shading-value="0" style:font-size-asian="12pt" style:font-size-complex="12pt"/>
    </style:style>
    <style:style style:name="T121" style:family="text">
      <style:text-properties fo:language="en" fo:country="US" officeooo:rsid="001ee756" fo:background-color="#ffffff" loext:char-shading-value="0" style:font-size-asian="12pt" style:font-style-asian="normal" style:font-size-complex="12pt" style:font-style-complex="normal"/>
    </style:style>
    <style:style style:name="T122" style:family="text">
      <style:text-properties fo:language="en" fo:country="US" officeooo:rsid="001874be" fo:background-color="#ffffff" loext:char-shading-value="0" style:font-size-asian="12pt" style:font-style-asian="normal" style:font-size-complex="12pt" style:font-style-complex="normal"/>
    </style:style>
    <style:style style:name="T123"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125" style:family="text">
      <style:text-properties fo:language="en" fo:country="US" style:text-underline-style="none" fo:font-weight="bold" officeooo:rsid="012cda54" style:font-style-asian="normal" style:font-weight-asian="bold" style:font-style-complex="normal" style:font-weight-complex="bold"/>
    </style:style>
    <style:style style:name="T126" style:family="text">
      <style:text-properties fo:language="en" fo:country="US" style:text-underline-style="none" fo:font-weight="bold" style:font-style-asian="normal" style:font-weight-asian="bold" style:font-style-complex="normal" style:font-weight-complex="bold"/>
    </style:style>
    <style:style style:name="T127" style:family="text">
      <style:text-properties fo:language="en" fo:country="US" style:text-underline-style="none" style:font-style-asian="normal" style:font-weight-asian="bold" style:font-style-complex="normal" style:font-weight-complex="bold"/>
    </style:style>
    <style:style style:name="T128" style:family="text">
      <style:text-properties fo:language="en" fo:country="US" style:text-underline-style="none" officeooo:rsid="012cda54" style:font-style-asian="normal" style:font-weight-asian="bold" style:font-style-complex="normal" style:font-weight-complex="bold"/>
    </style:style>
    <style:style style:name="T129" style:family="text">
      <style:text-properties style:font-name="Verdana" style:font-size-asian="12pt" style:font-size-complex="12pt"/>
    </style:style>
    <style:style style:name="T130" style:family="text">
      <style:text-properties fo:font-size="14pt" fo:language="zxx" fo:country="none" style:font-size-asian="14pt" style:language-asian="zxx" style:country-asian="none" style:font-size-complex="14pt" style:language-complex="zxx" style:country-complex="none"/>
    </style:style>
    <style:style style:name="T131" style:family="text">
      <style:text-properties fo:font-size="14pt" style:text-underline-style="solid" style:text-underline-width="auto" style:text-underline-color="font-color" officeooo:rsid="00870279" style:font-size-asian="14pt" style:font-size-complex="14pt"/>
    </style:style>
    <style:style style:name="T13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3"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134"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135" style:family="text">
      <style:text-properties fo:font-size="14pt" fo:font-weight="bold" officeooo:rsid="00b3b998" style:font-size-asian="14pt" style:font-weight-asian="bold" style:font-size-complex="14pt" style:font-weight-complex="bold"/>
    </style:style>
    <style:style style:name="T136" style:family="text">
      <style:text-properties fo:font-size="14pt" fo:font-weight="bold" officeooo:rsid="012bd0d6" style:font-size-asian="14pt" style:font-weight-asian="bold" style:font-size-complex="14pt" style:font-weight-complex="bold"/>
    </style:style>
    <style:style style:name="T137" style:family="text">
      <style:text-properties fo:font-size="14pt" style:text-underline-style="none" officeooo:rsid="00b93337" style:font-size-asian="14pt" style:font-size-complex="14pt"/>
    </style:style>
    <style:style style:name="T138" style:family="text">
      <style:text-properties fo:font-size="14pt" style:font-size-asian="14pt" style:font-size-complex="14pt"/>
    </style:style>
    <style:style style:name="T139" style:family="text">
      <style:text-properties fo:font-size="14pt" officeooo:rsid="012bd0d6" style:font-size-asian="14pt" style:font-size-complex="14pt"/>
    </style:style>
    <style:style style:name="T140" style:family="text">
      <style:text-properties officeooo:rsid="0020f9e9"/>
    </style:style>
    <style:style style:name="T141" style:family="text">
      <style:text-properties officeooo:rsid="002197ba"/>
    </style:style>
    <style:style style:name="T142" style:family="text">
      <style:text-properties officeooo:rsid="0023be46"/>
    </style:style>
    <style:style style:name="T143" style:family="text">
      <style:text-properties fo:color="#ff0000"/>
    </style:style>
    <style:style style:name="T144" style:family="text">
      <style:text-properties fo:color="#ff0000" style:text-underline-style="none" fo:font-weight="bold" style:font-weight-asian="bold" style:font-weight-complex="bold"/>
    </style:style>
    <style:style style:name="T145" style:family="text">
      <style:text-properties fo:color="#ff0000" style:text-underline-style="none" fo:font-weight="bold" officeooo:rsid="0016a3b3" style:font-weight-asian="bold" style:font-weight-complex="bold"/>
    </style:style>
    <style:style style:name="T146" style:family="text">
      <style:text-properties fo:color="#ff0000" style:text-underline-style="none" fo:font-weight="bold" officeooo:rsid="0022cfc9" style:font-weight-asian="bold" style:font-weight-complex="bold"/>
    </style:style>
    <style:style style:name="T147" style:family="text">
      <style:text-properties fo:color="#ff0000" style:text-underline-style="none" officeooo:rsid="00ad51a8"/>
    </style:style>
    <style:style style:name="T148" style:family="text">
      <style:text-properties fo:color="#ff0000" style:text-underline-style="none" officeooo:rsid="00b248c3"/>
    </style:style>
    <style:style style:name="T149" style:family="text">
      <style:text-properties fo:color="#ff0000" fo:font-weight="bold" style:font-weight-asian="bold" style:font-weight-complex="bold"/>
    </style:style>
    <style:style style:name="T150" style:family="text">
      <style:text-properties fo:color="#ff0000" fo:font-weight="bold" officeooo:rsid="00b56628" style:font-weight-asian="bold" style:font-weight-complex="bold"/>
    </style:style>
    <style:style style:name="T151" style:family="text">
      <style:text-properties fo:color="#ff0000" fo:font-weight="bold" officeooo:rsid="00f35ed6" style:font-weight-asian="bold" style:font-weight-complex="bold"/>
    </style:style>
    <style:style style:name="T152" style:family="text">
      <style:text-properties fo:color="#ff0000" officeooo:rsid="00ab6619"/>
    </style:style>
    <style:style style:name="T153" style:family="text">
      <style:text-properties fo:color="#ff0000" style:font-name="Menlo" fo:font-size="10pt" fo:font-weight="normal" style:font-size-asian="10pt" style:font-size-complex="10pt"/>
    </style:style>
    <style:style style:name="T154" style:family="text">
      <style:text-properties fo:color="#ff0000" fo:font-size="12pt" fo:font-weight="bold" officeooo:rsid="00e8d4e4" style:font-size-asian="12pt" style:font-weight-asian="bold" style:font-size-complex="12pt" style:font-weight-complex="bold"/>
    </style:style>
    <style:style style:name="T155" style:family="text">
      <style:text-properties fo:color="#ff0000" fo:background-color="#fff5ce" loext:char-shading-value="0"/>
    </style:style>
    <style:style style:name="T156" style:family="text">
      <style:text-properties fo:color="#ff0000" fo:font-size="14pt" fo:font-weight="bold" officeooo:rsid="012bd0d6" style:font-size-asian="14pt" style:font-weight-asian="bold" style:font-size-complex="14pt" style:font-weight-complex="bold"/>
    </style:style>
    <style:style style:name="T157" style:family="text">
      <style:text-properties fo:color="#ff0000" fo:language="en" fo:country="US" style:text-underline-style="none" fo:font-weight="bold" officeooo:rsid="012cda54" style:font-style-asian="normal" style:font-weight-asian="bold" style:font-style-complex="normal" style:font-weight-complex="bold"/>
    </style:style>
    <style:style style:name="T158" style:family="text">
      <style:text-properties fo:color="#ff0000" fo:language="en" fo:country="US" style:text-underline-style="none" fo:font-weight="bold" style:font-style-asian="normal" style:font-weight-asian="bold" style:font-style-complex="normal" style:font-weight-complex="bold"/>
    </style:style>
    <style:style style:name="T159" style:family="text">
      <style:text-properties fo:text-transform="lowercase" fo:color="#127622" officeooo:rsid="0045ce95"/>
    </style:style>
    <style:style style:name="T160" style:family="text">
      <style:text-properties fo:color="#127622"/>
    </style:style>
    <style:style style:name="T161" style:family="text">
      <style:text-properties fo:color="#127622" officeooo:rsid="0045ce95"/>
    </style:style>
    <style:style style:name="T162" style:family="text">
      <style:text-properties style:font-weight-asian="bold" style:font-weight-complex="bold"/>
    </style:style>
    <style:style style:name="T163" style:family="text">
      <style:text-properties officeooo:rsid="001fef04" style:font-weight-asian="bold" style:font-weight-complex="bold"/>
    </style:style>
    <style:style style:name="T164" style:family="text">
      <style:text-properties officeooo:rsid="004ffe74"/>
    </style:style>
    <style:style style:name="T165" style:family="text">
      <style:text-properties fo:font-weight="bold" style:font-weight-asian="bold" style:font-weight-complex="bold"/>
    </style:style>
    <style:style style:name="T166" style:family="text">
      <style:text-properties fo:font-weight="bold" officeooo:rsid="001239b5" style:font-weight-asian="bold" style:font-weight-complex="bold"/>
    </style:style>
    <style:style style:name="T167" style:family="text">
      <style:text-properties fo:font-weight="bold" officeooo:rsid="0088c645" style:font-weight-asian="bold" style:font-weight-complex="bold"/>
    </style:style>
    <style:style style:name="T168" style:family="text">
      <style:text-properties fo:font-weight="bold" officeooo:rsid="00b3b998" style:font-weight-asian="bold" style:font-weight-complex="bold"/>
    </style:style>
    <style:style style:name="T169" style:family="text">
      <style:text-properties fo:font-weight="bold" officeooo:rsid="011b62bd" style:font-weight-asian="bold" style:font-weight-complex="bold"/>
    </style:style>
    <style:style style:name="T170" style:family="text">
      <style:text-properties fo:font-weight="bold" officeooo:rsid="012bd0d6" style:font-weight-asian="bold" style:font-weight-complex="bold"/>
    </style:style>
    <style:style style:name="T171" style:family="text">
      <style:text-properties fo:font-size="16pt" style:font-size-asian="16pt" style:font-size-complex="16pt"/>
    </style:style>
    <style:style style:name="T172" style:family="text">
      <style:text-properties fo:font-size="16pt" officeooo:rsid="00b394da" style:font-size-asian="16pt" style:font-size-complex="16pt"/>
    </style:style>
    <style:style style:name="T173" style:family="text">
      <style:text-properties fo:font-size="16pt" officeooo:rsid="00c4a346" style:font-size-asian="16pt" style:font-size-complex="16pt"/>
    </style:style>
    <style:style style:name="T174" style:family="text">
      <style:text-properties loext:padding="0in" loext:border="none"/>
    </style:style>
    <style:style style:name="T175" style:family="text">
      <style:text-properties style:text-line-through-style="none" style:text-line-through-type="none" style:text-underline-style="none" style:text-blinking="false" loext:padding="0in" loext:border="none"/>
    </style:style>
    <style:style style:name="T176"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177" style:family="text">
      <style:text-properties style:text-underline-style="none"/>
    </style:style>
    <style:style style:name="T178" style:family="text">
      <style:text-properties style:text-underline-style="none" fo:font-weight="normal" officeooo:rsid="00870279" style:font-weight-asian="normal" style:font-weight-complex="normal"/>
    </style:style>
    <style:style style:name="T179" style:family="text">
      <style:text-properties style:text-underline-style="none" fo:font-weight="normal" officeooo:rsid="00984e5f" style:font-weight-asian="normal" style:font-weight-complex="normal"/>
    </style:style>
    <style:style style:name="T180" style:family="text">
      <style:text-properties style:text-underline-style="none" style:font-weight-asian="normal" style:font-weight-complex="normal"/>
    </style:style>
    <style:style style:name="T181" style:family="text">
      <style:text-properties style:text-underline-style="none" officeooo:rsid="00a33008" style:font-weight-asian="normal" style:font-weight-complex="normal"/>
    </style:style>
    <style:style style:name="T182" style:family="text">
      <style:text-properties style:text-underline-style="none" officeooo:rsid="00ad51a8" style:font-weight-asian="normal" style:font-weight-complex="normal"/>
    </style:style>
    <style:style style:name="T183" style:family="text">
      <style:text-properties style:text-underline-style="none" officeooo:rsid="0084ede1" style:font-weight-asian="normal" style:font-weight-complex="normal"/>
    </style:style>
    <style:style style:name="T184" style:family="text">
      <style:text-properties style:text-underline-style="none" officeooo:rsid="00870279"/>
    </style:style>
    <style:style style:name="T185" style:family="text">
      <style:text-properties style:text-underline-style="none" officeooo:rsid="00ad51a8"/>
    </style:style>
    <style:style style:name="T186" style:family="text">
      <style:text-properties style:text-underline-style="none" officeooo:rsid="00b248c3"/>
    </style:style>
    <style:style style:name="T187" style:family="text">
      <style:text-properties style:text-underline-style="none" officeooo:rsid="00b394da"/>
    </style:style>
    <style:style style:name="T188" style:family="text">
      <style:text-properties style:text-underline-style="none" officeooo:rsid="00bb06e6"/>
    </style:style>
    <style:style style:name="T189" style:family="text">
      <style:text-properties fo:font-size="12pt" style:text-underline-style="none" officeooo:rsid="00bb06e6" style:font-size-asian="12pt" style:font-size-complex="12pt"/>
    </style:style>
    <style:style style:name="T190" style:family="text">
      <style:text-properties fo:font-size="12pt" style:text-underline-style="none" officeooo:rsid="00bca5bd" style:font-size-asian="12pt" style:font-size-complex="12pt"/>
    </style:style>
    <style:style style:name="T191" style:family="text">
      <style:text-properties fo:font-size="12pt" style:font-size-asian="12pt" style:font-size-complex="12pt"/>
    </style:style>
    <style:style style:name="T192" style:family="text">
      <style:text-properties fo:font-size="12pt" officeooo:rsid="00d3d194" style:font-size-asian="12pt" style:font-size-complex="12pt"/>
    </style:style>
    <style:style style:name="T193" style:family="text">
      <style:text-properties fo:font-size="12pt" officeooo:rsid="00e8d4e4" style:font-size-asian="12pt" style:font-size-complex="12pt"/>
    </style:style>
    <style:style style:name="T194" style:family="text">
      <style:text-properties fo:font-size="12pt" officeooo:rsid="00f72560" style:font-size-asian="12pt" style:font-size-complex="12pt"/>
    </style:style>
    <style:style style:name="T195" style:family="text">
      <style:text-properties fo:font-size="12pt" fo:font-weight="normal" officeooo:rsid="00d3d194" style:font-size-asian="12pt" style:font-weight-asian="normal" style:font-size-complex="12pt" style:font-weight-complex="normal"/>
    </style:style>
    <style:style style:name="T196" style:family="text">
      <style:text-properties fo:font-size="12pt" fo:font-weight="bold" officeooo:rsid="00e8d4e4" style:font-size-asian="12pt" style:font-weight-asian="bold" style:font-size-complex="12pt" style:font-weight-complex="bold"/>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fo:font-weight="bold" style:font-weight-asian="bold" style:font-weight-complex="bold"/>
    </style:style>
    <style:style style:name="T199" style:family="text">
      <style:text-properties style:font-name-asian="SimSun" style:font-name-complex="Lucida Sans"/>
    </style:style>
    <style:style style:name="T200" style:family="text">
      <style:text-properties officeooo:rsid="0084ede1"/>
    </style:style>
    <style:style style:name="T201" style:family="text">
      <style:text-properties fo:color="#158466" fo:font-weight="bold" style:font-weight-asian="bold" style:font-weight-complex="bold"/>
    </style:style>
    <style:style style:name="T202" style:family="text">
      <style:text-properties fo:color="#158466" fo:font-weight="bold" officeooo:rsid="00ab04ff" style:font-weight-asian="bold" style:font-weight-complex="bold"/>
    </style:style>
    <style:style style:name="T203" style:family="text">
      <style:text-properties fo:color="#158466" fo:font-weight="bold" officeooo:rsid="00ab6619" style:font-weight-asian="bold" style:font-weight-complex="bold"/>
    </style:style>
    <style:style style:name="T204" style:family="text">
      <style:text-properties fo:color="#158466" fo:font-weight="bold" officeooo:rsid="00b56628" style:font-weight-asian="bold" style:font-weight-complex="bold"/>
    </style:style>
    <style:style style:name="T205" style:family="text">
      <style:text-properties fo:color="#158466" fo:font-weight="bold" officeooo:rsid="00b7b6e7" style:font-weight-asian="bold" style:font-weight-complex="bold"/>
    </style:style>
    <style:style style:name="T206" style:family="text">
      <style:text-properties fo:color="#158466" style:font-name="Menlo" fo:font-weight="bold" style:font-weight-asian="bold" style:font-weight-complex="bold"/>
    </style:style>
    <style:style style:name="T207" style:family="text">
      <style:text-properties fo:color="#158466" style:font-name="Menlo" fo:font-weight="bold" officeooo:rsid="00ab04ff" style:font-weight-asian="bold" style:font-weight-complex="bold"/>
    </style:style>
    <style:style style:name="T208" style:family="text">
      <style:text-properties style:font-weight-asian="normal" style:font-weight-complex="normal"/>
    </style:style>
    <style:style style:name="T209" style:family="text">
      <style:text-properties officeooo:rsid="0085cb71" style:font-weight-asian="normal" style:font-weight-complex="normal"/>
    </style:style>
    <style:style style:name="T210" style:family="text">
      <style:text-properties officeooo:rsid="00bde9a9" style:font-weight-asian="normal" style:font-weight-complex="normal"/>
    </style:style>
    <style:style style:name="T211" style:family="text">
      <style:text-properties officeooo:rsid="0089a20f"/>
    </style:style>
    <style:style style:name="T212" style:family="text">
      <style:text-properties officeooo:rsid="0096ba22"/>
    </style:style>
    <style:style style:name="T213" style:family="text">
      <style:text-properties officeooo:rsid="00984e5f"/>
    </style:style>
    <style:style style:name="T214" style:family="text">
      <style:text-properties style:font-name="sans-serif" style:text-underline-style="none" officeooo:rsid="0084ede1" style:font-weight-asian="normal" style:font-weight-complex="normal" loext:padding="0in" loext:border="none"/>
    </style:style>
    <style:style style:name="T215" style:family="text">
      <style:text-properties style:font-name="sans-serif" fo:font-size="12pt" officeooo:rsid="00e8d4e4" style:font-name-asian="SimSun" style:font-size-asian="12pt" style:font-name-complex="Lucida Sans" style:font-size-complex="12pt" loext:padding="0in" loext:border="none"/>
    </style:style>
    <style:style style:name="T216"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217" style:family="text">
      <style:text-properties style:font-name="sans-serif" fo:font-size="10.6999998092651pt"/>
    </style:style>
    <style:style style:name="T218" style:family="text">
      <style:text-properties style:font-name="Menlo" style:text-underline-style="none" officeooo:rsid="00a33008" style:font-weight-asian="normal" style:font-weight-complex="normal"/>
    </style:style>
    <style:style style:name="T219" style:family="text">
      <style:text-properties style:font-name="Menlo" fo:font-weight="normal"/>
    </style:style>
    <style:style style:name="T220" style:family="text">
      <style:text-properties style:font-name="Menlo" fo:font-size="10pt" fo:font-weight="normal" style:font-size-asian="10pt" style:font-size-complex="10pt"/>
    </style:style>
    <style:style style:name="T221" style:family="text">
      <style:text-properties officeooo:rsid="00ab04ff"/>
    </style:style>
    <style:style style:name="T222" style:family="text">
      <style:text-properties officeooo:rsid="00ab6619"/>
    </style:style>
    <style:style style:name="T223" style:family="text">
      <style:text-properties officeooo:rsid="00c16ad3"/>
    </style:style>
    <style:style style:name="T224" style:family="text">
      <style:text-properties fo:font-weight="normal" style:font-weight-asian="normal" style:font-weight-complex="normal"/>
    </style:style>
    <style:style style:name="T225" style:family="text">
      <style:text-properties officeooo:rsid="00cc6036"/>
    </style:style>
    <style:style style:name="T226" style:family="text">
      <style:text-properties officeooo:rsid="00d21146"/>
    </style:style>
    <style:style style:name="T227" style:family="text">
      <style:text-properties officeooo:rsid="00d3d194"/>
    </style:style>
    <style:style style:name="T228" style:family="text">
      <style:text-properties fo:background-color="#ffffff" loext:char-shading-value="0" style:font-size-asian="12pt" style:font-size-complex="12pt"/>
    </style:style>
    <style:style style:name="T229" style:family="text">
      <style:text-properties officeooo:rsid="011e1e7f" fo:background-color="#ffffff" loext:char-shading-value="0" style:font-size-asian="12pt" style:font-size-complex="12pt"/>
    </style:style>
    <style:style style:name="T230" style:family="text">
      <style:text-properties fo:color="#3465a4" fo:font-weight="bold" style:font-weight-asian="bold" style:font-weight-complex="bold"/>
    </style:style>
    <style:style style:name="T231" style:family="text">
      <style:text-properties fo:color="#3465a4" fo:font-weight="bold" officeooo:rsid="00dda351" style:font-weight-asian="bold" style:font-weight-complex="bold"/>
    </style:style>
    <style:style style:name="T232" style:family="text">
      <style:text-properties fo:background-color="#ffd8ce" loext:char-shading-value="0"/>
    </style:style>
    <style:style style:name="T233" style:family="text">
      <style:text-properties officeooo:rsid="00e7a2be"/>
    </style:style>
    <style:style style:name="T234" style:family="text">
      <style:text-properties officeooo:rsid="00e8d4e4"/>
    </style:style>
    <style:style style:name="T235" style:family="text">
      <style:text-properties fo:color="#ff4000"/>
    </style:style>
    <style:style style:name="T236" style:family="text">
      <style:text-properties officeooo:rsid="00f8ecdc"/>
    </style:style>
    <style:style style:name="T237" style:family="text">
      <style:text-properties officeooo:rsid="00f92ac1"/>
    </style:style>
    <style:style style:name="T238" style:family="text">
      <style:text-properties officeooo:rsid="00fc8c0b"/>
    </style:style>
    <style:style style:name="T239" style:family="text">
      <style:text-properties officeooo:rsid="0102aadd"/>
    </style:style>
    <style:style style:name="T240" style:family="text">
      <style:text-properties officeooo:rsid="0104d98f"/>
    </style:style>
    <style:style style:name="T241" style:family="text">
      <style:text-properties officeooo:rsid="010ef9d7"/>
    </style:style>
    <style:style style:name="T242" style:family="text">
      <style:text-properties officeooo:rsid="01126552"/>
    </style:style>
    <style:style style:name="T243" style:family="text">
      <style:text-properties fo:color="#2a6099" fo:font-weight="bold" style:font-weight-asian="bold" style:font-weight-complex="bold"/>
    </style:style>
    <style:style style:name="T244" style:family="text">
      <style:text-properties fo:color="#bf0041" fo:font-weight="bold" style:font-weight-asian="bold" style:font-weight-complex="bold"/>
    </style:style>
    <style:style style:name="T245" style:family="text">
      <style:text-properties officeooo:rsid="0119e35c"/>
    </style:style>
    <style:style style:name="T246" style:family="text">
      <style:text-properties fo:color="#e16173" fo:background-color="#ffffff" loext:char-shading-value="0" style:font-size-asian="12pt" style:font-size-complex="12pt"/>
    </style:style>
    <style:style style:name="T247" style:family="text">
      <style:text-properties officeooo:rsid="012490a8"/>
    </style:style>
    <style:style style:name="T248" style:family="text">
      <style:text-properties officeooo:rsid="0127f22e"/>
    </style:style>
    <style:style style:name="T249" style:family="text">
      <style:text-properties officeooo:rsid="0129e87f"/>
    </style:style>
    <style:style style:name="T250" style:family="text"/>
    <style:style style:name="T251" style:family="text">
      <style:text-properties officeooo:rsid="012bd0d6"/>
    </style:style>
    <style:style style:name="T252" style:family="text">
      <style:text-properties style:text-line-through-style="solid" style:text-line-through-type="single"/>
    </style:style>
    <style:style style:name="T253" style:family="text">
      <style:text-properties officeooo:rsid="012cda5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ppeenrannan teknillinen yliopisto</text:p>
      <text:p text:style-name="P8">Software Development Skills</text:p>
      <text:p text:style-name="P1"><text:span text:style-name="T1">Jinghuan Wang, </text:span><text:span text:style-name="T3">0600380</text:span></text:p>
      <text:p text:style-name="P19"/>
      <text:p text:style-name="P20">LEARNING DIARY</text:p>
      <text:p text:style-name="P21"/>
      <text:p text:style-name="P107"><text:span text:style-name="T50">Introduction to workflow and sass</text:span><text:span text:style-name="T51"> MODULE</text:span></text:p>
      <text:p text:style-name="P10"><text:span text:style-name="T12">1</text:span><text:span text:style-name="T2">3.11.2020</text:span></text:p>
      <text:p text:style-name="P11">I checked the general information and learnt the overall contents of the course is first learn with several modules and finally do a project independently. </text:p>
      <text:p text:style-name="P13">I started to <text:span text:style-name="T164">study the first nmodule </text:span>and set up the <text:span text:style-name="T140">environment.</text:span> I had node.js <text:span text:style-name="T142">(need its npm for installing node-sass), git </text:span>and vs code installed earlier. So I only <text:span text:style-name="T144">install</text:span><text:span text:style-name="T145">ed</text:span><text:span text:style-name="T144"> </text:span><text:span text:style-name="T146">node-</text:span><text:span text:style-name="T144">sa</text:span><text:span text:style-name="T145">ss</text:span>. The procedures are as following:</text:p>
      <text:p text:style-name="P12">1. <text:span text:style-name="T98">create package.json file </text:span>inside the <text:span text:style-name="T98">overall folder (modern_portfolio) </text:span></text:p>
      <text:p text:style-name="P14">- Open terminal, either the computer’s or the vs code’s own terminal,</text:p>
      <text:p text:style-name="P82">npm init</text:p>
      <text:p text:style-name="P14">note: description: responsive portfolio website, License: MIT, <text:span text:style-name="T141">others use default. So the package.json file will appear in the overall folder, note: now the package.json file has no dependencies object yet. Later after installation of the node-sass, it will show automatically. </text:span></text:p>
      <text:p text:style-name="P14">2. install node-sass</text:p>
      <text:p text:style-name="P14"><text:span text:style-name="T160">npm install node-sass</text:span><text:span text:style-name="T99"> <text:s text:c="3"/></text:span><text:span text:style-name="T100"><text:s/></text:span><text:span text:style-name="T101">OR <text:s text:c="4"/></text:span><text:span text:style-name="T161">npm </text:span><text:span text:style-name="T159">I </text:span><text:span text:style-name="T161">node-sass</text:span></text:p>
      <text:p text:style-name="P5"><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04"><text:soft-page-break/><text:span text:style-name="T20">3. </text:span><text:span text:style-name="T14">use script object in the package.json file to test it works</text:span></text:p>
      <text:p text:style-name="P105"><text:span text:style-name="T14">By default, the script object’s value pair is: </text:span><text:span text:style-name="T21">"test": "echo \"Error: no test specified\" &amp;&amp; exit 1" </text:span></text:p>
      <text:p text:style-name="P106"><text:span text:style-name="T21">c</text:span><text:span text:style-name="T14">hange the script object to e.g “rose”: “How are you?”, then in terminal: </text:span><text:span text:style-name="T96">npm run rose</text:span><text:span text:style-name="T14">,</text:span></text:p>
      <text:p text:style-name="P22">if the terminal shows How are you?, which means that it works. </text:p>
      <text:p text:style-name="P6"><text:span text:style-name="T22">4. set script, </text:span><text:span text:style-name="T21">change script object ‘s value pair to: </text:span><text:span text:style-name="T74">"sass"</text:span><text:span text:style-name="T91">: </text:span><text:span text:style-name="T90">"node-sass -w scss/ -o dist/css/ --recursive" <text:s/></text:span></text:p>
      <text:p text:style-name="P23">this script means watch from scss dir and save output into dist/css dir, use recursive to include also partials apart from the main.scss(see below).</text:p>
      <text:p text:style-name="P89"><text:span text:style-name="T75">and in cml: </text:span><text:span text:style-name="T95">npm run sass</text:span></text:p>
      <text:p text:style-name="P90"><text:span text:style-name="T80">A</text:span><text:span text:style-name="T75">fter execution of this command, the scss syntaxes of main.scss file inside the scss folder will be automatically compiled to corresponding css syntaxes, and saved into</text:span><text:span text:style-name="T76"> </text:span><text:span text:style-name="T75">main.css file in the dist/css foder. </text:span></text:p>
      <text:p text:style-name="P90"><text:span text:style-name="T76">main.css file and the css folder are automatically created. </text:span><text:span text:style-name="T85">T</text:span><text:span text:style-name="T77">he main.scss file is created manually </text:span><text:span text:style-name="T79">beforehand, </text:span><text:span text:style-name="T85">which</text:span><text:span text:style-name="T79"> is the main sass file. </text:span><text:span text:style-name="T85">O</text:span><text:span text:style-name="T79">ther files created will be partials which will be imported into main.scss file</text:span><text:span text:style-name="T78">.</text:span><text:span text:style-name="T77"> </text:span></text:p>
      <text:p text:style-name="P91"><text:span text:style-name="T77">N</text:span><text:span text:style-name="T81">ote: to use the work in main.scss, include in index.html the main.css file, NOT the main.scss file. <text:s/></text:span><text:span text:style-name="T93">&lt;</text:span><text:span text:style-name="T94">link</text:span><text:span text:style-name="T91"> </text:span><text:span text:style-name="T74">rel</text:span><text:span text:style-name="T91">=</text:span><text:span text:style-name="T90">"stylesheet"</text:span><text:span text:style-name="T91"> </text:span><text:span text:style-name="T74">href</text:span><text:span text:style-name="T91">=</text:span><text:span text:style-name="T90">"css/main.css"</text:span><text:span text:style-name="T93">&gt;</text:span></text:p>
      <text:p text:style-name="P92"><text:span text:style-name="T86">Note: </text:span><text:span text:style-name="T75">To keep the script sass running, if need to use terminal, just open a new one by clicking ‘+’</text:span></text:p>
      <text:p text:style-name="P24"/>
      <text:p text:style-name="P25">===========================================<text:span text:style-name="T213">=</text:span></text:p>
      <text:p text:style-name="P94"><text:span text:style-name="T75">I learnt to </text:span><text:span text:style-name="T92">create a git repository</text:span><text:span text:style-name="T75">: </text:span><text:span text:style-name="T84">note below all command is inside the overall folder, <text:s/></text:span><text:span text:style-name="T5">modern_portfolio, </text:span><text:span text:style-name="T84"><text:s/>in terminal.</text:span></text:p>
      <text:p text:style-name="P93"><text:span text:style-name="T82">1. </text:span><text:span text:style-name="T75">Open a new terminal</text:span></text:p>
      <text:p text:style-name="P95"><text:span text:style-name="T75">2. create <text:s/>.gitignore </text:span><text:span text:style-name="T87">file </text:span><text:span text:style-name="T83">in the overall foder</text:span><text:span text:style-name="T75">, cml: <text:tab/></text:span><text:span text:style-name="T96">touch .gitignore</text:span><text:span text:style-name="T75">, </text:span></text:p>
      <text:p text:style-name="P96"><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97"><text:span text:style-name="T4">4. initialize git repository, cml: </text:span><text:span text:style-name="T96">git init</text:span><text:span text:style-name="T4">, </text:span><text:span text:style-name="T7">then terminal shows bellow message:</text:span></text:p>
      <text:p text:style-name="P17"><text:soft-page-break/>Initialized empty Git repository in /Users/jinghuan/Desktop/modern_portfolio/.git</text:p>
      <text:p text:style-name="P98"><text:span text:style-name="T4">this just created a </text:span><text:span text:style-name="T8">hidden </text:span><text:span text:style-name="T4">folder called .git and all the repository stuff goes there. </text:span></text:p>
      <text:p text:style-name="P99"><text:span text:style-name="T4">5. cml: </text:span><text:span text:style-name="T96">git add .</text:span><text:span text:style-name="T4"><text:tab/>This add everything done so far to git repository, now in stage area</text:span></text:p>
      <text:p text:style-name="P99"><text:span text:style-name="T4">6. cml: </text:span><text:span text:style-name="T96">git commit -m ‘Initial workflow setup’</text:span><text:span text:style-name="T4"><text:tab/>This makes a commit with</text:span><text:span text:style-name="T11">c</text:span><text:span text:style-name="T4"> a message, </text:span><text:span text:style-name="T9">the terminal will show below messages:</text:span></text:p>
      <text:p text:style-name="P18">[master (root-commit) 8790664] Initial Workflow Setup</text:p>
      <text:p text:style-name="P18"><text:s/>6 files changed, 1476 insertions(+)</text:p>
      <text:p text:style-name="P18"><text:s/>create mode 100644 .gitignore</text:p>
      <text:p text:style-name="P18"><text:s/>create mode 100644 dist/css/main.css</text:p>
      <text:p text:style-name="P18"><text:s/>create mode 100644 dist/index.html</text:p>
      <text:p text:style-name="P18"><text:s/>create mode 100644 package-lock.json</text:p>
      <text:p text:style-name="P18"><text:s/>create mode 100644 package.json</text:p>
      <text:p text:style-name="P18"><text:s/>create mode 100644 scss/main.scss</text:p>
      <text:p text:style-name="P100"><text:span text:style-name="T4">7. if run git push now, the git repository is local, </text:span><text:span text:style-name="T10">so not push</text:span></text:p>
      <text:p text:style-name="P36"/>
      <text:p text:style-name="P26">===========================================</text:p>
      <text:p text:style-name="P16"><text:span text:style-name="T99">I </text:span><text:span text:style-name="T149">installed Prettier-Code formatter extention</text:span><text:span text:style-name="T99">. Note: set its editor.formatOnSave property as true, otherwise it will not function.</text:span></text:p>
      <text:p text:style-name="P15"><text:span text:style-name="T99">I learnt </text:span><text:span text:style-name="T149">how to run the live server along with the development of the project</text:span><text:span text:style-name="T99">: In vs code, open the index.html, write click, and choose “open with live server”, if “open with live server” is not available, then in the installed extension list, check whether the “live server” extension is enabled, if not, enable it. </text:span></text:p>
      <text:p text:style-name="P15"><text:span text:style-name="T99">I learnt </text:span><text:span text:style-name="T149">several tricks to write .html file:</text:span></text:p>
      <text:p text:style-name="P85"><text:span text:style-name="T13">1. h1#hello + TAB <text:s text:c="3"/>==&gt; <text:tab/></text:span><text:span text:style-name="T111">&lt;</text:span><text:span text:style-name="T113">h1</text:span><text:span text:style-name="T115"> </text:span><text:span text:style-name="T117">id</text:span><text:span text:style-name="T115">=</text:span><text:span text:style-name="T119">"hello"</text:span><text:span text:style-name="T111">&gt;&lt;/</text:span><text:span text:style-name="T113">h1</text:span><text:span text:style-name="T111">&gt;</text:span></text:p>
      <text:p text:style-name="P86"><text:span text:style-name="T64">2. </text:span><text:span text:style-name="T65">#test + TAB <text:s text:c="2"/>==&gt; </text:span><text:span text:style-name="T112">&lt;</text:span><text:span text:style-name="T114">div</text:span><text:span text:style-name="T116"> </text:span><text:span text:style-name="T118">id</text:span><text:span text:style-name="T116">=</text:span><text:span text:style-name="T120">"test"</text:span><text:span text:style-name="T112">&gt;&lt;/</text:span><text:span text:style-name="T114">div</text:span><text:span text:style-name="T112">&gt;</text:span></text:p>
      <text:p text:style-name="P87"><text:span text:style-name="T65">3. h1.test + TAB <text:s text:c="2"/>==&gt; </text:span><text:span text:style-name="T111">&lt;</text:span><text:span text:style-name="T113">h1</text:span><text:span text:style-name="T115"> </text:span><text:span text:style-name="T117">class</text:span><text:span text:style-name="T115">=</text:span><text:span text:style-name="T119">"test"</text:span><text:span text:style-name="T111">&gt;&lt;/</text:span><text:span text:style-name="T113">h1</text:span><text:span text:style-name="T111">&gt;</text:span></text:p>
      <text:p text:style-name="P87"><text:soft-page-break/><text:span text:style-name="T65">4. </text:span><text:span text:style-name="T66">.</text:span><text:span text:style-name="T65">test + TAB <text:s/>==&gt; </text:span><text:span text:style-name="T111">&lt;</text:span><text:span text:style-name="T113">div</text:span><text:span text:style-name="T115"> </text:span><text:span text:style-name="T117">class</text:span><text:span text:style-name="T115">=</text:span><text:span text:style-name="T119">"test"</text:span><text:span text:style-name="T111">&gt;&lt;/</text:span><text:span text:style-name="T113">div</text:span><text:span text:style-name="T111">&gt;</text:span></text:p>
      <text:p text:style-name="P87"><text:span text:style-name="T65">5. h1 + TAB <text:s/>==&gt; <text:s/></text:span><text:span text:style-name="T111">&lt;</text:span><text:span text:style-name="T113">h1</text:span><text:span text:style-name="T111">&gt;&lt;/</text:span><text:span text:style-name="T113">h1</text:span><text:span text:style-name="T111">&gt;</text:span></text:p>
      <text:p text:style-name="P87"><text:span text:style-name="T65">6. t + TAB <text:s/>==&gt; <text:s text:c="2"/></text:span><text:span text:style-name="T111">&lt;</text:span><text:span text:style-name="T113">table</text:span><text:span text:style-name="T111">&gt;&lt;/</text:span><text:span text:style-name="T113">table</text:span><text:span text:style-name="T111">&gt;</text:span></text:p>
      <text:p text:style-name="P27">7. ! + TAB <text:s/>==&gt; boilerplate code for html</text:p>
      <text:p text:style-name="P27"/>
      <text:p text:style-name="P28">15.11.2020</text:p>
      <text:p text:style-name="P2"><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72">_config.scss</text:span></text:a><text:span text:style-name="T71"> </text:span><text:span text:style-name="T73">file </text:span><text:span text:style-name="T25">of the project. The file is about </text:span><text:span text:style-name="T26">t</text:span><text:span text:style-name="T25">ext color function &amp; about page. During understanding the codes, I learnt some css as below:</text:span></text:p>
      <text:p text:style-name="P103"><text:span text:style-name="T23">css: transition <text:s text:c="2"/>change color or image size </text:span><text:span text:style-name="T27">etc. </text:span><text:span text:style-name="T23">gradually</text:span></text:p>
      <text:p text:style-name="P30">css selectors:</text:p>
      <text:p text:style-name="P103"><text:span text:style-name="T29">1</text:span><text:span text:style-name="T23">. simple selectors: select based on element</text:span></text:p>
      <text:p text:style-name="P30">- name;</text:p>
      <text:p text:style-name="P30">- id (# + Id name);</text:p>
      <text:p text:style-name="P30">- class (. + class name)</text:p>
      <text:p text:style-name="P61"><text:span text:style-name="T121">2</text:span><text:span text:style-name="T122">. combinator selectors</text:span><text:span text:style-name="T121"> </text:span><text:span text:style-name="T129">There are four different combinators in CSS:</text:span></text:p>
      <text:list xml:id="list155751618" text:style-name="L1">
        <text:list-item>
          <text:p text:style-name="P229">descendant selector (space)</text:p>
        </text:list-item>
        <text:list-item>
          <text:p text:style-name="P229">child selector (&gt;)</text:p>
        </text:list-item>
        <text:list-item>
          <text:p text:style-name="P229">adjacent sibling selector (+)</text:p>
        </text:list-item>
        <text:list-item>
          <text:p text:style-name="P227">general sibling selector (~)</text:p>
        </text:list-item>
      </text:list>
      <text:p text:style-name="P3"><text:span text:style-name="T30">3</text:span><text:span text:style-name="T28">.</text:span><text:span text:style-name="T60"> </text:span><text:a xlink:type="simple" xlink:href="https://www.w3schools.com/css/css_pseudo_classes.asp" text:style-name="Internet_20_link" text:visited-style-name="Visited_20_Internet_20_Link"><text:span text:style-name="T57">Pseudo-class selectors</text:span></text:a><text:span text:style-name="T54"> </text:span><text:span text:style-name="T52">(select elements based on a certain state)</text:span></text:p>
      <text:p text:style-name="P4"><text:span text:style-name="T56">4</text:span><text:span text:style-name="T55">. </text:span><text:span text:style-name="T130">Pseudo-elements selectors</text:span><text:span text:style-name="T61"> </text:span><text:span text:style-name="T58">(select and style a part of an element) </text:span><text:span text:style-name="T59">e.g </text:span><text:span text:style-name="T31">after, <text:tab/>before : e.g add content after or before a p element’s contents.</text:span></text:p>
      <text:p text:style-name="P3"><text:span text:style-name="T56">5</text:span><text:span text:style-name="T55">. </text:span><text:span text:style-name="T53"><text:s/>Attribute selectors </text:span><text:span text:style-name="T52">(select elements based on an attribute or attribute value)</text:span></text:p>
      <text:p text:style-name="P83"><text:span text:style-name="T162">"&amp;" </text:span><text:span text:style-name="T163">is parent selector defined in sass.</text:span><text:span text:style-name="T103"><text:tab/></text:span></text:p>
      <text:p text:style-name="P84"><text:span text:style-name="T103">=</text:span><text:span text:style-name="T102">==================================================================</text:span></text:p>
      <text:p text:style-name="P68"><text:soft-page-break/><text:span text:style-name="T166">H</text:span><text:span text:style-name="T165">omepage and Main Sass Module</text:span></text:p>
      <text:p text:style-name="P33"><text:span text:style-name="T200">24</text:span>.11.2020</text:p>
      <text:p text:style-name="P34">In this module, first is to create index HTML markup, then implement scss for the markup. The HTML markup contains a header and a main area. The header contains a menu button and an overlay. </text:p>
      <text:p text:style-name="P67"><text:span text:style-name="T172">1. </text:span><text:span text:style-name="T171">Create header</text:span> </text:p>
      <text:p text:style-name="P37"><text:tab/><text:span text:style-name="T131">create menu icon 3 lines</text:span><text:span text:style-name="T184">,</text:span><text:span text:style-name="T178"> </text:span><text:span text:style-name="T179">which will be all manipulated via css</text:span></text:p>
      <text:p text:style-name="P169">Go inside body, create a header by <text:tab/><text:span text:style-name="T201">header + TAB</text:span></text:p>
      <text:p text:style-name="P169">Go inside header, create a menu button <text:span text:style-name="T211">(</text:span>div<text:span text:style-name="T211">)</text:span> by<text:tab/><text:span text:style-name="T201">.menu-btn + TAB</text:span></text:p>
      <text:p text:style-name="P170"><text:span text:style-name="T208">Go inside button div, create 3 divs by<text:tab/></text:span><text:span text:style-name="T201">.btn-line*3 + TAB</text:span><text:span text:style-name="T208"> <text:s text:c="2"/>(each div represent</text:span><text:span text:style-name="T209">s</text:span><text:span text:style-name="T208"> a <text:tab/><text:tab/><text:tab/><text:tab/><text:tab/><text:tab/><text:tab/> <text:s text:c="5"/><text:tab/><text:tab/>line of menu icon) </text:span></text:p>
      <text:p text:style-name="P178">&lt;body&gt;</text:p>
      <text:p text:style-name="P179"><text:tab/>&lt;header&gt;</text:p>
      <text:p text:style-name="P179"><text:tab/><text:tab/>&lt;div class="menu-btn"&gt;</text:p>
      <text:p text:style-name="P179"><text:tab/><text:tab/><text:tab/>&lt;div class="btn-line"&gt;&lt;/div&gt;</text:p>
      <text:p text:style-name="P179"><text:tab/><text:tab/><text:tab/>&lt;div class="btn-line"&gt;&lt;/div&gt;</text:p>
      <text:p text:style-name="P179"><text:tab/><text:tab/><text:tab/>&lt;div class="btn-line"&gt;&lt;/div&gt;</text:p>
      <text:p text:style-name="P179"><text:tab/><text:tab/>&lt;/div&gt;</text:p>
      <text:p text:style-name="P179"><text:tab/>&lt;/header&gt;</text:p>
      <text:p text:style-name="P179">&lt;/body&gt;</text:p>
      <text:p text:style-name="P64"/>
      <text:p text:style-name="P29"><text:span text:style-name="T212"><text:tab/></text:span><text:span text:style-name="T133">create menu</text:span></text:p>
      <text:p text:style-name="P115"><text:span text:style-name="T183">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17">&lt;img&gt; title attribute defines sth shown upon hover over the image.</text:p>
      <text:p text:style-name="P118">&lt;img&gt; alt attribute difines sth shown if the image cannot be successfully displayed. If it is important, then the contents should be in the main part of the text then just leave alt=””.</text:p>
      <text:p text:style-name="P116"><text:span text:style-name="T177">One should not put text into images. If one’s main heading needs a drop shadow, for example, </text:span><text:span text:style-name="T175">use Css</text:span><text:span text:style-name="T177"> for that rather than putting the text into an image(see above link for details).</text:span></text:p>
      <text:p text:style-name="P112">One shouldn't alter the size of images using HTML attributes, but use Css. One should use an image editor to put image at the correct size before putting it on a webpage.</text:p>
      <text:p text:style-name="P39"><text:soft-page-break/></text:p>
      <text:p text:style-name="P31"><text:a xlink:type="simple" xlink:href="https://developer.mozilla.org/en-US/docs/Web/HTML/Element/figure" text:style-name="Internet_20_link" text:visited-style-name="Visited_20_Internet_20_Link"><text:span text:style-name="Source_20_Text"><text:span text:style-name="T214">&lt;figure&gt;</text:span></text:span></text:a><text:span text:style-name="T183"> and </text:span><text:a xlink:type="simple" xlink:href="https://developer.mozilla.org/en-US/docs/Web/HTML/Element/figcaption" text:style-name="Internet_20_link" text:visited-style-name="Visited_20_Internet_20_Link"><text:span text:style-name="Source_20_Text"><text:span text:style-name="T176">&lt;figcaption&gt;</text:span></text:span></text:a><text:span text:style-name="T183"> elements for add caption to a figure. Use &lt;p&gt; element is not good, because screen reader cannot interpret it to blind people for example. </text:span></text:p>
      <text:p text:style-name="P41">Below is the syntaxes for creating menu: <text:s/><text:span text:style-name="T165">start from the outer(bigger) structure </text:span></text:p>
      <text:p text:style-name="P88"><text:span text:style-name="T97">first:</text:span><text:span text:style-name="T67"><text:tab/><text:tab/></text:span><text:span text:style-name="T218">&lt;div class="menu"&gt;</text:span></text:p>
      <text:p text:style-name="P101"><text:span text:style-name="T219"><text:tab/><text:tab/><text:tab/>&lt;div class="menu-branding"&gt;<text:tab/><text:tab/></text:span><text:span text:style-name="T206">.</text:span><text:span text:style-name="T207">menu-branding + TAB</text:span></text:p>
      <text:p text:style-name="P151"><text:tab/><text:tab/><text:tab/>&lt;/div&gt;</text:p>
      <text:p text:style-name="P151"/>
      <text:p text:style-name="P151"><text:tab/><text:tab/><text:tab/>&lt;ul class="menu-nav"&gt;<text:tab/><text:tab/><text:span text:style-name="T202">ul.menu-nav + TAB</text:span></text:p>
      <text:p text:style-name="P151"><text:tab/><text:tab/><text:tab/>&lt;/ul&gt;</text:p>
      <text:p text:style-name="P151"/>
      <text:p text:style-name="P151"><text:tab/><text:tab/>&lt;/div&gt;</text:p>
      <text:p text:style-name="P40">then <text:span text:style-name="T221">add the inner structure (red):</text:span> <text:s text:c="7"/></text:p>
      <text:p text:style-name="P171">&lt;div class="menu"&gt;</text:p>
      <text:p text:style-name="P172"><text:tab/>&lt;div class="menu-branding"&gt;</text:p>
      <text:p text:style-name="P172"><text:tab/><text:tab/><text:span text:style-name="T143">&lt;div class="portrait"&gt;&lt;/div&gt;<text:tab/><text:tab/></text:span><text:span text:style-name="T201">.</text:span><text:span text:style-name="T202">portrait + TAB</text:span></text:p>
      <text:p text:style-name="P172"><text:tab/>&lt;/div&gt;</text:p>
      <text:p text:style-name="P172"/>
      <text:p text:style-name="P172"><text:tab/>&lt;ul class="menu-nav"&gt;</text:p>
      <text:p text:style-name="P172"><text:tab/><text:tab/><text:span text:style-name="T143">&lt;</text:span><text:span text:style-name="T152">li</text:span><text:span text:style-name="T143"> class="nav-item"&gt;<text:tab/><text:tab/><text:tab/></text:span><text:span text:style-name="T203">li</text:span><text:span text:style-name="T201">.</text:span><text:span text:style-name="T202">nav-item + TAB</text:span></text:p>
      <text:p text:style-name="P176"><text:tab/><text:tab/><text:tab/>&lt;a href="/" class="nav-link"&gt;<text:tab/><text:tab/><text:span text:style-name="T202">a.nav-link + TAB</text:span></text:p>
      <text:p text:style-name="P176"><text:tab/><text:tab/><text:tab/>Home&lt;/a&gt;</text:p>
      <text:p text:style-name="P176"><text:tab/><text:tab/>&lt;/<text:span text:style-name="T222">li</text:span>&gt;</text:p>
      <text:p text:style-name="P175"/>
      <text:p text:style-name="P172"><text:tab/>&lt;/ul&gt;</text:p>
      <text:p text:style-name="P173">&lt;/div&gt;</text:p>
      <text:p text:style-name="P173"/>
      <text:p text:style-name="P148">Note: href=”/” is manually inputted, and also “Home”.</text:p>
      <text:p text:style-name="P172"/>
      <text:p text:style-name="P146">Then copy the li element and paste 3 times, and make changes accordingly:</text:p>
      <text:p text:style-name="P147"/>
      <text:p text:style-name="P147"/>
      <text:p text:style-name="P174">&lt;body&gt;</text:p>
      <text:p text:style-name="P174"><text:s text:c="3"/>&lt;header&gt;</text:p>
      <text:p text:style-name="P174"><text:s text:c="7"/>&lt;div class="menu-btn"&gt;</text:p>
      <text:p text:style-name="P174"><text:s text:c="11"/>&lt;div class="btn-line"&gt;&lt;/div&gt;</text:p>
      <text:p text:style-name="P174"><text:s text:c="11"/>&lt;div class="btn-line"&gt;&lt;/div&gt;</text:p>
      <text:p text:style-name="P174"><text:s text:c="11"/>&lt;div class="btn-line"&gt;&lt;/div&gt;</text:p>
      <text:p text:style-name="P174"><text:s text:c="7"/>&lt;/div&gt;</text:p>
      <text:p text:style-name="P174"><text:s text:c="7"/>&lt;div class="menu"&gt;</text:p>
      <text:p text:style-name="P174"><text:s text:c="11"/>&lt;div class="menu-branding"&gt;</text:p>
      <text:p text:style-name="P174"><text:s text:c="16"/>&lt;div class="portrait"&gt;&lt;/div&gt;</text:p>
      <text:p text:style-name="P174"><text:s text:c="11"/>&lt;/div&gt;</text:p>
      <text:p text:style-name="P174"><text:s text:c="11"/>&lt;ul class="menu-nav"&gt;</text:p>
      <text:p text:style-name="P174"><text:s text:c="15"/>&lt;li class="nav-item"&gt;</text:p>
      <text:p text:style-name="P174"><text:soft-page-break/><text:s text:c="19"/>&lt;a href="/" class="nav-link"&gt;</text:p>
      <text:p text:style-name="P174"><text:s text:c="20"/>Home&lt;/a&gt;</text:p>
      <text:p text:style-name="P174"><text:s text:c="15"/>&lt;/li&gt;</text:p>
      <text:p text:style-name="P174"><text:s text:c="15"/>&lt;li class="nav-item"&gt;</text:p>
      <text:p text:style-name="P174"><text:s text:c="16"/>&lt;a href="/about.html" class="nav-link"&gt;</text:p>
      <text:p text:style-name="P174"><text:s text:c="17"/>About Me&lt;/a&gt;</text:p>
      <text:p text:style-name="P174"><text:s text:c="12"/>&lt;/li&gt;</text:p>
      <text:p text:style-name="P174"><text:s text:c="12"/>&lt;li class="nav-item"&gt;</text:p>
      <text:p text:style-name="P174"><text:s text:c="16"/>&lt;a href="/work.html" class="nav-link"&gt;</text:p>
      <text:p text:style-name="P174"><text:s text:c="17"/>My Work&lt;/a&gt;</text:p>
      <text:p text:style-name="P174"><text:s text:c="12"/>&lt;/li&gt;</text:p>
      <text:p text:style-name="P174"><text:s text:c="12"/>&lt;li class="nav-item"&gt;</text:p>
      <text:p text:style-name="P174"><text:s text:c="16"/>&lt;a href="/contact.html" class="nav-link"&gt;</text:p>
      <text:p text:style-name="P174"><text:s text:c="17"/>How To Reach Me&lt;/a&gt;</text:p>
      <text:p text:style-name="P174"><text:s text:c="12"/>&lt;/li&gt; <text:s text:c="4"/></text:p>
      <text:p text:style-name="P174"><text:s text:c="11"/>&lt;/ul&gt;</text:p>
      <text:p text:style-name="P174"><text:s text:c="7"/>&lt;/div&gt;</text:p>
      <text:p text:style-name="P174"><text:s text:c="3"/>&lt;/header&gt;</text:p>
      <text:p text:style-name="P174">&lt;/body&gt;</text:p>
      <text:p text:style-name="P145"/>
      <text:p text:style-name="P32"><text:span text:style-name="T181">B</text:span><text:span text:style-name="T180">y far, it looks ugly without the CSS. <text:s/>Next, u</text:span><text:span text:style-name="T182">nder the header, create the main area:</text:span></text:p>
      <text:p text:style-name="P63"><text:span text:style-name="T187">2. </text:span><text:span text:style-name="T185">C</text:span><text:span text:style-name="T177">reate main area </text:span><text:span text:style-name="T188">(</text:span><text:span text:style-name="T189">heading</text:span><text:span text:style-name="T190">(h1)</text:span><text:span text:style-name="T189">, conten</text:span><text:span text:style-name="T190">t</text:span><text:span text:style-name="T189">s</text:span><text:span text:style-name="T190">(h2)</text:span><text:span text:style-name="T189">, icons</text:span><text:span text:style-name="T188">)</text:span><text:span text:style-name="T177">:</text:span></text:p>
      <text:p text:style-name="P63"><text:span text:style-name="T177"><text:tab/></text:span><text:span text:style-name="T137">create heading and contents</text:span></text:p>
      <text:p text:style-name="P44">Again, start from the outer structure,</text:p>
      <text:p text:style-name="P177">&lt;main id="home"&gt;</text:p>
      <text:p text:style-name="P177"><text:s text:c="7"/>&lt;h1 class="lg-heading"&gt;</text:p>
      <text:p text:style-name="P177"><text:s text:c="11"/>John Doe</text:p>
      <text:p text:style-name="P177"><text:s text:c="7"/>&lt;/h1&gt;</text:p>
      <text:p text:style-name="P177"><text:s text:c="7"/>&lt;h2 class="sm-heading"&gt;</text:p>
      <text:p text:style-name="P177"><text:s text:c="11"/>Web Developer, Programmer, Designer &amp;</text:p>
      <text:p text:style-name="P177"><text:s text:c="11"/>Entrepreneur</text:p>
      <text:p text:style-name="P177"><text:s text:c="7"/>&lt;/h2&gt;</text:p>
      <text:p text:style-name="P177">&lt;/main&gt;</text:p>
      <text:p text:style-name="P35"><text:span text:style-name="T185"><text:s/></text:span><text:span text:style-name="T147">then go to details, </text:span><text:span text:style-name="T148">change the Doe color by</text:span><text:span text:style-name="T186">:</text:span></text:p>
      <text:p text:style-name="P144"><text:s/>&lt;main id="home"&gt;</text:p>
      <text:p text:style-name="P144"><text:s text:c="7"/>&lt;h1 class="lg-heading"&gt;</text:p>
      <text:p text:style-name="P144"><text:s text:c="11"/>John <text:span text:style-name="T143">&lt;span class="text-secondary"&gt;Doe&lt;/span&gt; <text:s/></text:span><text:s text:c="5"/></text:p>
      <text:p text:style-name="P144"><text:s text:c="7"/>&lt;/h1&gt;</text:p>
      <text:p text:style-name="P144"><text:soft-page-break/><text:s text:c="7"/>&lt;h2 class="sm-heading"&gt;</text:p>
      <text:p text:style-name="P144"><text:s text:c="11"/>Web Developer, Programmer, Designer &amp;</text:p>
      <text:p text:style-name="P144"><text:s text:c="11"/>Entrepreneur</text:p>
      <text:p text:style-name="P144"><text:s text:c="7"/>&lt;/h2&gt;</text:p>
      <text:p text:style-name="P144"><text:s text:c="3"/>&lt;/main&gt;</text:p>
      <text:p text:style-name="P59"/>
      <text:p text:style-name="P38"><text:span text:style-name="T167"><text:tab/></text:span><text:span text:style-name="T135">creat icons </text:span><text:span text:style-name="T210">inside main element</text:span></text:p>
      <text:p text:style-name="P62"><text:span text:style-name="T123">Use Font Awesome 5, and below syntax in the &lt;head&gt; of html</text:span><text:span text:style-name="T124">:</text:span></text:p>
      <text:p text:style-name="P71"><text:span text:style-name="T168">&lt;script src= "</text:span><text:a xlink:type="simple" xlink:href="https://kit.fontawesome.com/e49d0dfefa.js" text:style-name="Internet_20_link" text:visited-style-name="Visited_20_Internet_20_Link"><text:span text:style-name="T168">https://kit.fontawesome.com/e49d0dfefa.js</text:span></text:a><text:span text:style-name="T168">"&gt;&lt;/script&gt;</text:span></text:p>
      <text:p text:style-name="P73">&lt;div class="icons"&gt;</text:p>
      <text:p text:style-name="P151"><text:tab/>&lt;a href="#!"&gt;<text:tab/><text:tab/><text:tab/><text:tab/><text:tab/> <text:s text:c="2"/><text:span text:style-name="T204">a + TAB </text:span></text:p>
      <text:p text:style-name="P151"><text:tab/><text:tab/>&lt;i class="fab fa-twitter fa-2x"&gt;&lt;/i&gt; <text:s text:c="2"/><text:span text:style-name="T204">i.fab.fa-twitter.</text:span><text:span text:style-name="T205">fa-2x</text:span><text:span text:style-name="T204"> +TAB </text:span><text:span text:style-name="T150">*</text:span></text:p>
      <text:p text:style-name="P151"><text:tab/>&lt;/a&gt;</text:p>
      <text:p text:style-name="P151"/>
      <text:p text:style-name="P151"><text:tab/>&lt;a href="#!"&gt;</text:p>
      <text:p text:style-name="P151"><text:tab/><text:tab/>&lt;i class="fab fa-facebook fa-2x"&gt;&lt;/i&gt;</text:p>
      <text:p text:style-name="P151"><text:tab/>&lt;/a&gt;</text:p>
      <text:p text:style-name="P151"/>
      <text:p text:style-name="P151"><text:tab/>&lt;a href="#!"&gt;</text:p>
      <text:p text:style-name="P151"><text:tab/><text:tab/>&lt;i class="fab fa-linkedin fa-2x"&gt;&lt;/i&gt;</text:p>
      <text:p text:style-name="P151"><text:tab/>&lt;/a&gt;</text:p>
      <text:p text:style-name="P151"/>
      <text:p text:style-name="P151"><text:tab/>&lt;a href="#!"&gt;</text:p>
      <text:p text:style-name="P151"><text:tab/><text:tab/>&lt;i class="fab fa-github fa-2x"&gt;&lt;/i&gt;</text:p>
      <text:p text:style-name="P151"><text:tab/>&lt;/a&gt;</text:p>
      <text:p text:style-name="P151">&lt;/div&gt;</text:p>
      <text:p text:style-name="P72"/>
      <text:p text:style-name="P140"><text:span text:style-name="T168">* </text:span><text:span text:style-name="T104">It is easier to implement this line this way:</text:span></text:p>
      <text:p text:style-name="P141"><text:span text:style-name="T104">find by key word e.g facebook in </text:span><text:a xlink:type="simple" xlink:href="https://fontawesome.com/icons?d=gallery&amp;q=l&amp;m=free" text:style-name="Internet_20_link" text:visited-style-name="Visited_20_Internet_20_Link">https://fontawesome.com/icons?d=gallery&amp;q=l&amp;m=free</text:a><text:span text:style-name="T104"> <text:s/>, then copy the html and paste into vscode.</text:span></text:p>
      <text:p text:style-name="P114"><text:span text:style-name="T105">HTML elements can belong to more than one class. To define multiple classes, separate the class names with a space, e.g. </text:span><text:span text:style-name="T107">&lt;div class="city main"&gt;</text:span><text:span text:style-name="T105">. </text:span><text:span text:style-name="T107">T</text:span><text:span text:style-name="T108">his div belongs to both class city and class main</text:span><text:span text:style-name="T106">. It can be styled </text:span><text:span text:style-name="T105">according to all the classes specified.</text:span></text:p>
      <text:p text:style-name="P119"/>
      <text:p text:style-name="P131">Add script in the end of the body element, and in dist dir creaty js/main.js:</text:p>
      <text:p text:style-name="P130">&lt;script src="js/main.js"&gt;&lt;/script&gt;</text:p>
      <text:p text:style-name="P131">By far, the index html markup is done. Next, to work on the scss of index html.</text:p>
      <text:p text:style-name="P131"/>
      <text:p text:style-name="P136"><text:soft-page-break/></text:p>
      <text:p text:style-name="P136"><text:span text:style-name="T223">3. </text:span><text:span text:style-name="T171">work on the </text:span><text:span text:style-name="T173">main </text:span><text:span text:style-name="T171">scss </text:span><text:span text:style-name="T173">(</text:span><text:span text:style-name="T171">of index html</text:span><text:span text:style-name="T173">)</text:span></text:p>
      <text:p text:style-name="P137"><text:span text:style-name="T134">a</text:span><text:span text:style-name="T132">dd core styling</text:span><text:span text:style-name="T198">:</text:span> add box sizing property for everything:</text:p>
      <text:p text:style-name="P132">* {</text:p>
      <text:p text:style-name="P151">box-sizing: border-box;</text:p>
      <text:p text:style-name="P151">}</text:p>
      <text:p text:style-name="P151"/>
      <text:p text:style-name="P142"><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62">CSS</text:span></text:a><text:span text:style-name="T32"> property sets how the total width and height of an element is calculated. It has two values, content-box and border-box. </text:span></text:p>
      <text:p text:style-name="P143"><text:span text:style-name="T41">c</text:span><text:span text:style-name="T39">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62">width</text:span></text:span></text:a><text:span text:style-name="T32"> and </text:span><text:a xlink:type="simple" xlink:href="https://developer.mozilla.org/en-US/docs/Web/CSS/height" text:style-name="Internet_20_link" text:visited-style-name="Visited_20_Internet_20_Link"><text:span text:style-name="Source_20_Text"><text:span text:style-name="T62">height</text:span></text:span></text:a><text:span text:style-name="T32"> properties include the content, but does not include the padding, border, or margin. e.g </text:span></text:p>
      <text:p text:style-name="P143"><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149"><text:span text:style-name="Source_20_Text"><text:span text:style-name="T40">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62">width</text:span></text:span></text:a><text:span text:style-name="T32"> and </text:span><text:a xlink:type="simple" xlink:href="https://developer.mozilla.org/en-US/docs/Web/CSS/height" text:style-name="Internet_20_link" text:visited-style-name="Visited_20_Internet_20_Link"><text:span text:style-name="Source_20_Text"><text:span text:style-name="T62">height</text:span></text:span></text:a><text:span text:style-name="T32"> properties include the content, padding, and border, but do not include the margin. e.g </text:span></text:p>
      <text:p text:style-name="P149"><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138"><text:span text:style-name="T225">(ref </text:span><text:a xlink:type="simple" xlink:href="https://developer.mozilla.org/en-US/docs/Web/CSS/box-sizing" text:style-name="Internet_20_link" text:visited-style-name="Visited_20_Internet_20_Link">https://developer.mozilla.org/en-US/docs/Web/CSS/box-sizing</text:a><text:span text:style-name="T225">)</text:span></text:p>
      <text:p text:style-name="P120"/>
      <text:p text:style-name="P127"><text:span text:style-name="T226">b</text:span>ody scss:</text:p>
      <text:p text:style-name="P123">makes the body height is 100%, and take margin away</text:p>
      <text:p text:style-name="P124"><text:span text:style-name="T224">set font by</text:span> font-family</text:p>
      <text:p text:style-name="P124"><text:span text:style-name="T224">set</text:span> line-height</text:p>
      <text:p text:style-name="P134">body {</text:p>
      <text:p text:style-name="P151">background: $primary-color;</text:p>
      <text:p text:style-name="P151">color: #fff;</text:p>
      <text:p text:style-name="P151">height: 100%;</text:p>
      <text:p text:style-name="P151">margin: 0;</text:p>
      <text:p text:style-name="P151">font-family: 'Segoe UI', Tahoma, Geneva, Verdana, sans-serif;</text:p>
      <text:p text:style-name="P151">line-height: 1.5;</text:p>
      <text:p text:style-name="P151">}</text:p>
      <text:p text:style-name="P159"/>
      <text:p text:style-name="P126"><text:span text:style-name="T232">headings scss</text:span>: <text:span text:style-name="T195">(from outer to inner structure)</text:span></text:p>
      <text:p text:style-name="P128"><text:span text:style-name="T192">o</text:span><text:span text:style-name="T191">uter structure first</text:span></text:p>
      <text:p text:style-name="P121">all headings margin 0 <text:span text:style-name="T227">and font-weight thinner</text:span></text:p>
      <text:p text:style-name="P133">h1,</text:p>
      <text:p text:style-name="P151">h2,</text:p>
      <text:p text:style-name="P151">h3 {</text:p>
      <text:p text:style-name="P151"><text:soft-page-break/><text:s text:c="3"/>margin: 0;</text:p>
      <text:p text:style-name="P151"><text:s text:c="3"/>font-weight: 400;</text:p>
      <text:p text:style-name="P151">}</text:p>
      <text:p text:style-name="P129"/>
      <text:p text:style-name="P125">continue to define <text:span text:style-name="T143">inner features</text:span>:</text:p>
      <text:p text:style-name="P135">h1,</text:p>
      <text:p text:style-name="P151">h2,</text:p>
      <text:p text:style-name="P151">h3 {</text:p>
      <text:p text:style-name="P151"><text:tab/>margin: 0;</text:p>
      <text:p text:style-name="P151"><text:tab/>font-weight: 400;</text:p>
      <text:p text:style-name="P155"/>
      <text:p text:style-name="P151"><text:tab/><text:span text:style-name="T143">&amp;.lg-heading {</text:span></text:p>
      <text:p text:style-name="P167"><text:tab/><text:tab/>font-size: 6rem;</text:p>
      <text:p text:style-name="P167"><text:tab/>}</text:p>
      <text:p text:style-name="P168"/>
      <text:p text:style-name="P167"><text:tab/>&amp;.sm-heading {</text:p>
      <text:p text:style-name="P167"><text:tab/><text:tab/>margin-bottom: 2rem; // <text:span text:style-name="T230">push icons </text:span><text:span text:style-name="T231">below it a little bit </text:span><text:span text:style-name="T230">down</text:span></text:p>
      <text:p text:style-name="P167"><text:tab/><text:tab/>padding: 0.2rem 1rm; // <text:span text:style-name="T230">give the text a little bit background</text:span></text:p>
      <text:p text:style-name="P167"><text:tab/>}</text:p>
      <text:p text:style-name="P151">}</text:p>
      <text:p text:style-name="P151"/>
      <text:p text:style-name="P151"/>
      <text:p text:style-name="P157"/>
      <text:p text:style-name="P160">Note: <text:span text:style-name="T153">&amp;.lg-heading = h1.lg-heading</text:span></text:p>
      <text:p text:style-name="P160"><text:span text:style-name="T153"><text:tab/></text:span><text:span text:style-name="T220">use &amp; in a nested structure indicates that the lg-heading class is <text:tab/>attached to h1 itself, but not for sth else inside h1.</text:span></text:p>
      <text:p text:style-name="P190"/>
      <text:p text:style-name="P7"><text:span text:style-name="T35">O</text:span><text:span text:style-name="T34">ne can</text:span><text:span text:style-name="T35"> set font-size with </text:span><text:span text:style-name="T42">px, rem, em, vh </text:span><text:span text:style-name="T35">and</text:span><text:span text:style-name="T42">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211">* {</text:p>
      <text:p text:style-name="P152">margin: 0; <text:s/></text:p>
      <text:p text:style-name="P152">padding: 0;</text:p>
      <text:p text:style-name="P152">}</text:p>
      <text:p text:style-name="P158"/>
      <text:p text:style-name="P161">Note: The &lt;html&gt; element is the root element and it defines the whole HTML document. It has a start tag &lt;html&gt; and an end tag &lt;/html&gt; .</text:p>
      <text:p text:style-name="P60">Continue to work with .sm-heading</text:p>
      <text:p text:style-name="P78">&amp;.sm-heading {</text:p>
      <text:p text:style-name="P151">margin-bottom: 2rem; // push icons below it a little bit down</text:p>
      <text:p text:style-name="P151">padding: 0.2rem 1rm; // give the text a little bit background</text:p>
      <text:p text:style-name="P167">background: lighten($primary-color, 2);</text:p>
      <text:p text:style-name="P151">}</text:p>
      <text:p text:style-name="P109"><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63">return a colour lighter</text:span><text:span text:style-name="T35">. </text:span><text:span text:style-name="T37">darken() is the other way around. </text:span><text:span text:style-name="T38">In above codes, after lightenning, I can see clear the padding of the element. </text:span></text:p>
      <text:p text:style-name="P212"/>
      <text:p text:style-name="P110"><text:span text:style-name="T48">Further c</text:span><text:span text:style-name="T49">ontinue to work with .sm-heading</text:span></text:p>
      <text:p text:style-name="P108"><text:span text:style-name="T44">L</text:span><text:span text:style-name="T45">ater will add a background image, and from current page will see through </text:span><text:span text:style-name="T46">to see the image. Now it blocks the view. </text:span><text:span text:style-name="T45"><text:s/></text:span><text:span text:style-name="T46">Use </text:span><text:span text:style-name="T43">rgba( ) </text:span><text:span text:style-name="T46">to do it. </text:span><text:span text:style-name="T47">RGBA color values are an extension of RGB color values with an alpha channel - which specifies the opacity of the color. The alpha parameter is a number between 0.0 (fully transparent) and 1.0 (fully opaque).</text:span><text:span text:style-name="T45"> </text:span></text:p>
      <text:p text:style-name="P215">&amp;.sm-heading {</text:p>
      <text:p text:style-name="P151">margin-bottom: 2rem; // push icons below it a little bit down</text:p>
      <text:p text:style-name="P151">padding: 0.2rem 1rem; // give the text a little bit background</text:p>
      <text:p text:style-name="P151">background: <text:span text:style-name="T143">rgba(</text:span>lighten($primary-color, 2)<text:span text:style-name="T143">, 0.5)</text:span>;</text:p>
      <text:p text:style-name="P151">}</text:p>
      <text:p text:style-name="P102"><text:span text:style-name="T89">L</text:span><text:span text:style-name="T88">inks</text:span></text:p>
      <text:p text:style-name="P213">all the color for links be white and no underline</text:p>
      <text:p text:style-name="P217">a {</text:p>
      <text:p text:style-name="P151">color: #fff;</text:p>
      <text:p text:style-name="P151">text-decoration: none;</text:p>
      <text:p text:style-name="P151">}</text:p>
      <text:p text:style-name="P216"/>
      <text:h text:style-name="P111" text:outline-level="1"><text:span text:style-name="T165">CSS text-decoration</text:span> property is all about line decoration of text, including overline, line-through, underline. It is the<text:span text:style-name="T199"> shorthand property for:</text:span></text:h>
      <text:list xml:id="list2410776123" text:style-name="L2">
        <text:list-item>
          <text:p text:style-name="P231">text-decoration-line <text:span text:style-name="T149">(required) <text:s text:c="3"/>if no line set, the color and style not work!!!</text:span></text:p>
        </text:list-item>
        <text:list-item>
          <text:p text:style-name="P231">text-decoration-color</text:p>
        </text:list-item>
        <text:list-item>
          <text:p text:style-name="P232">text-decoration-style</text:p>
        </text:list-item>
      </text:list>
      <text:p text:style-name="P45">text-decoration-style: <text:s/>Sets the style of the text decoration (like solid, wavy, dotted, <text:tab/><text:tab/><text:tab/><text:tab/> <text:s text:c="3"/>dashed, double)</text:p>
      <text:p text:style-name="P69"/>
      <text:p text:style-name="P69">Header</text:p>
      <text:p text:style-name="P46"><text:span text:style-name="T233">S</text:span>et the postion to fixed because <text:span text:style-name="T233">want</text:span> the header <text:span text:style-name="T233">(the 3 lines) </text:span>always stay at the top <text:span text:style-name="T151">even when scroll</text:span>, <text:span text:style-name="T234">set z index to 2, because want it to stay always in the front. The bigger the z, the closer it to a reader. Set its width to 100% to stretch it to the whole screen.</text:span></text:p>
      <text:p text:style-name="P77"><text:soft-page-break/>header {</text:p>
      <text:p text:style-name="P151">position: fixed; </text:p>
      <text:p text:style-name="P151">z-index: 2;</text:p>
      <text:p text:style-name="P151">width: 100%;</text:p>
      <text:p text:style-name="P151">}</text:p>
      <text:p text:style-name="P66"><text:span text:style-name="T193">The css </text:span><text:span text:style-name="T196">position</text:span><text:span text:style-name="T193"> property has </text:span><text:span text:style-name="T194">four</text:span><text:span text:style-name="T193"> values (</text:span><text:span text:style-name="T196">relative, fixed, absolute</text:span><text:span text:style-name="T193"> or </text:span><text:span text:style-name="T196">sticky</text:span><text:span text:style-name="T193">). Elements are positioned using the </text:span><text:span text:style-name="T196">top, bottom, left</text:span><text:span text:style-name="T193">, and </text:span><text:span text:style-name="T196">right</text:span><text:span text:style-name="T193"> properties. However, these properties will </text:span><text:span text:style-name="T154">NOT</text:span><text:span text:style-name="T193"> work unless the position property is set first. </text:span><text:span text:style-name="T194">(Static is initial and default, is not included in these values. Even position is set to static, the top or left setting will NOT work at all. ) </text:span></text:p>
      <text:p text:style-name="P66"><text:span text:style-name="T196">They also work differently depending on the position value.</text:span><text:span text:style-name="T193"> </text:span></text:p>
      <text:p text:style-name="P66"><text:span text:style-name="T193">Also, css </text:span><text:span text:style-name="Source_20_Text"><text:span text:style-name="T216">z-index</text:span></text:span><text:span text:style-name="Source_20_Text"><text:span text:style-name="T215"> </text:span></text:span><text:span text:style-name="T193">only works on positioned elements.</text:span></text:p>
      <text:p text:style-name="P214"/>
      <text:p text:style-name="P150"><text:span text:style-name="T165">position: fixed </text:span><text:s text:c="3"/>stay at original position even when scroll </text:p>
      <text:p text:style-name="P150">c.f.</text:p>
      <text:p text:style-name="P150"><text:span text:style-name="T165">position: absolute</text:span> move along with scroll</text:p>
      <text:p text:style-name="P48"><text:a xlink:type="simple" xlink:href="https://www.youtube.com/watch?v=oRbLowjKVzI" text:style-name="Internet_20_link" text:visited-style-name="Visited_20_Internet_20_Link">https://www.youtube.com/watch?v=oRbLowjKVzI</text:a></text:p>
      <text:p text:style-name="P49">Do not use position unless has to, use margin and/or padding instead to change position of elements. <text:span text:style-name="T236">Because setting position of one element also makes other elements position to change. </text:span></text:p>
      <text:p text:style-name="P5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p>
      <text:p text:style-name="P50">And also for <text:span text:style-name="T237">aa itself’s position change depends on the position value as well.</text:span></text:p>
      <text:p text:style-name="P5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240">in github.</text:span> <text:s/></text:p>
      <text:p text:style-name="P53">Anyway, position property is complicated. </text:p>
      <text:p text:style-name="P52"/>
      <text:p text:style-name="P51"/>
      <text:p text:style-name="P50"/>
      <text:p text:style-name="P50"><text:soft-page-break/></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182"/>
          </table:table-cell>
          <table:table-cell table:style-name="Table1.A1" office:value-type="string">
            <text:p text:style-name="P182"><text:s/></text:p>
            <text:p text:style-name="P185">position</text:p>
            <text:p text:style-name="P185">value</text:p>
          </table:table-cell>
          <table:table-cell table:style-name="Table1.A1" office:value-type="string">
            <text:p text:style-name="P183"/>
            <text:p text:style-name="P183"/>
            <text:p text:style-name="P183">top</text:p>
            <text:p text:style-name="P186">change</text:p>
          </table:table-cell>
          <table:table-cell table:style-name="Table1.A1" office:value-type="string">
            <text:p text:style-name="P183"/>
            <text:p text:style-name="P183"/>
            <text:p text:style-name="P183">left</text:p>
            <text:p text:style-name="P186">change</text:p>
          </table:table-cell>
          <table:table-cell table:style-name="Table1.A1" office:value-type="string">
            <text:p text:style-name="P183">Original space <text:span text:style-name="T238">empty</text:span></text:p>
          </table:table-cell>
          <table:table-cell table:style-name="Table1.A1" office:value-type="string">
            <text:p text:style-name="P185"><text:span text:style-name="T143">Other element</text:span>'s position change</text:p>
          </table:table-cell>
          <table:table-cell table:style-name="Table1.G1" office:value-type="string">
            <text:p text:style-name="P185"/>
            <text:p text:style-name="P185"/>
            <text:p text:style-name="P185"><text:s text:c="8"/>NOTE</text:p>
          </table:table-cell>
        </table:table-row>
        <table:table-row table:style-name="Table1.1">
          <table:table-cell table:style-name="Table1.A2" table:number-rows-spanned="4" office:value-type="string">
            <text:p text:style-name="P188"/>
            <text:p text:style-name="P188"/>
            <text:p text:style-name="P188"/>
            <text:p text:style-name="P188">section-1</text:p>
          </table:table-cell>
          <table:table-cell table:style-name="Table1.A2" office:value-type="string">
            <text:p text:style-name="P183">relative</text:p>
          </table:table-cell>
          <table:table-cell table:style-name="Table1.A2" office:value-type="string">
            <text:p text:style-name="P184">yes</text:p>
          </table:table-cell>
          <table:table-cell table:style-name="Table1.A2" office:value-type="string">
            <text:p text:style-name="P185">yes</text:p>
          </table:table-cell>
          <table:table-cell table:style-name="Table1.A2" office:value-type="string">
            <text:p text:style-name="P184">yes</text:p>
          </table:table-cell>
          <table:table-cell table:style-name="Table1.A2" office:value-type="string">
            <text:p text:style-name="P185">no</text:p>
          </table:table-cell>
          <table:table-cell table:style-name="Table1.G2" office:value-type="string">
            <text:p text:style-name="P185"/>
          </table:table-cell>
        </table:table-row>
        <table:table-row table:style-name="Table1.1">
          <table:covered-table-cell/>
          <table:table-cell table:style-name="Table1.A2" office:value-type="string">
            <text:p text:style-name="P183">sticky</text:p>
          </table:table-cell>
          <table:table-cell table:style-name="Table1.A2" office:value-type="string">
            <text:p text:style-name="P184">yes</text:p>
          </table:table-cell>
          <table:table-cell table:style-name="Table1.A2" office:value-type="string">
            <text:p text:style-name="P184">no</text:p>
          </table:table-cell>
          <table:table-cell table:style-name="Table1.A2" office:value-type="string">
            <text:p text:style-name="P184">yes</text:p>
          </table:table-cell>
          <table:table-cell table:style-name="Table1.A2" office:value-type="string">
            <text:p text:style-name="P185">no</text:p>
          </table:table-cell>
          <table:table-cell table:style-name="Table1.G2" office:value-type="string">
            <text:p text:style-name="P185"/>
          </table:table-cell>
        </table:table-row>
        <table:table-row table:style-name="Table1.1">
          <table:covered-table-cell/>
          <table:table-cell table:style-name="Table1.A2" office:value-type="string">
            <text:p text:style-name="P183">absolute</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no</text:p>
          </table:table-cell>
          <table:table-cell table:style-name="Table1.A2" office:value-type="string">
            <text:p text:style-name="P185">yes</text:p>
          </table:table-cell>
          <table:table-cell table:style-name="Table1.G2" office:value-type="string">
            <text:p text:style-name="P185"/>
          </table:table-cell>
        </table:table-row>
        <table:table-row table:style-name="Table1.5">
          <table:covered-table-cell/>
          <table:table-cell table:style-name="Table1.A2" office:value-type="string">
            <text:p text:style-name="P183">fixed</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no</text:p>
          </table:table-cell>
          <table:table-cell table:style-name="Table1.A2" office:value-type="string">
            <text:p text:style-name="P185">yes</text:p>
          </table:table-cell>
          <table:table-cell table:style-name="Table1.G2" office:value-type="string">
            <text:p text:style-name="P185"/>
          </table:table-cell>
        </table:table-row>
        <table:table-row table:style-name="Table1.1">
          <table:table-cell table:style-name="Table1.A2" table:number-rows-spanned="4" office:value-type="string">
            <text:p text:style-name="P189"/>
            <text:p text:style-name="P189"/>
            <text:p text:style-name="P189"/>
            <text:p text:style-name="P189">section-2</text:p>
          </table:table-cell>
          <table:table-cell table:style-name="Table1.A2" office:value-type="string">
            <text:p text:style-name="P183">relative</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5">no</text:p>
          </table:table-cell>
          <table:table-cell table:style-name="Table1.G2" office:value-type="string">
            <text:p text:style-name="P185"/>
          </table:table-cell>
        </table:table-row>
        <table:table-row table:style-name="Table1.1">
          <table:covered-table-cell/>
          <table:table-cell table:style-name="Table1.A2" office:value-type="string">
            <text:p text:style-name="P183">sticky</text:p>
          </table:table-cell>
          <table:table-cell table:style-name="Table1.A2" office:value-type="string">
            <text:p text:style-name="P184">no</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6">no</text:p>
          </table:table-cell>
          <table:table-cell table:style-name="Table1.G2" office:value-type="string">
            <text:p text:style-name="P184"/>
          </table:table-cell>
        </table:table-row>
        <table:table-row table:style-name="Table1.1">
          <table:covered-table-cell/>
          <table:table-cell table:style-name="Table1.A2" office:value-type="string">
            <text:p text:style-name="P183">absolute</text:p>
          </table:table-cell>
          <table:table-cell table:style-name="Table1.A2" office:value-type="string">
            <text:p text:style-name="P184">yes</text:p>
          </table:table-cell>
          <table:table-cell table:style-name="Table1.A2" office:value-type="string">
            <text:p text:style-name="P186">yes</text:p>
          </table:table-cell>
          <table:table-cell table:style-name="Table1.A2" office:value-type="string">
            <text:p text:style-name="P184">no</text:p>
          </table:table-cell>
          <table:table-cell table:style-name="Table1.A2" office:value-type="string">
            <text:p text:style-name="P186">yes</text:p>
          </table:table-cell>
          <table:table-cell table:style-name="Table1.G2" office:value-type="string">
            <text:p text:style-name="P186">Only positions of <text:span text:style-name="T143">elements after it </text:span>change. </text:p>
          </table:table-cell>
        </table:table-row>
        <table:table-row table:style-name="Table1.9">
          <table:covered-table-cell/>
          <table:table-cell table:style-name="Table1.A2" office:value-type="string">
            <text:p text:style-name="P183">fixed</text:p>
          </table:table-cell>
          <table:table-cell table:style-name="Table1.A2" office:value-type="string">
            <text:p text:style-name="P184">yes</text:p>
          </table:table-cell>
          <table:table-cell table:style-name="Table1.A2" office:value-type="string">
            <text:p text:style-name="P186">yes</text:p>
          </table:table-cell>
          <table:table-cell table:style-name="Table1.A2" office:value-type="string">
            <text:p text:style-name="P184">no</text:p>
          </table:table-cell>
          <table:table-cell table:style-name="Table1.A2" office:value-type="string">
            <text:p text:style-name="P186">yes</text:p>
          </table:table-cell>
          <table:table-cell table:style-name="Table1.G2" office:value-type="string">
            <text:p text:style-name="P186">Only positions of <text:span text:style-name="T143">elements after it </text:span>change. </text:p>
          </table:table-cell>
        </table:table-row>
        <table:table-row table:style-name="Table1.1">
          <table:table-cell table:style-name="Table1.A2" table:number-rows-spanned="4" office:value-type="string">
            <text:p text:style-name="P189"/>
            <text:p text:style-name="P189"/>
            <text:p text:style-name="P189"/>
            <text:p text:style-name="P189">section-3</text:p>
          </table:table-cell>
          <table:table-cell table:style-name="Table1.A2" office:value-type="string">
            <text:p text:style-name="P183">relative</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text:p>
          </table:table-cell>
          <table:table-cell table:style-name="Table1.G2" table:number-rows-spanned="4" office:value-type="string">
            <text:p text:style-name="P184">? <text:span text:style-name="T239">= not known, because there are no elements after section-3.</text:span></text:p>
          </table:table-cell>
        </table:table-row>
        <table:table-row table:style-name="Table1.1">
          <table:covered-table-cell/>
          <table:table-cell table:style-name="Table1.A2" office:value-type="string">
            <text:p text:style-name="P183">sticky</text:p>
          </table:table-cell>
          <table:table-cell table:style-name="Table1.A2" office:value-type="string">
            <text:p text:style-name="P187">no</text:p>
          </table:table-cell>
          <table:table-cell table:style-name="Table1.A2" office:value-type="string">
            <text:p text:style-name="P187">no</text:p>
          </table:table-cell>
          <table:table-cell table:style-name="Table1.A2" office:value-type="string">
            <text:p text:style-name="P187">no</text:p>
          </table:table-cell>
          <table:table-cell table:style-name="Table1.A2" office:value-type="string">
            <text:p text:style-name="P184">?</text:p>
          </table:table-cell>
          <table:covered-table-cell/>
        </table:table-row>
        <table:table-row table:style-name="Table1.1">
          <table:covered-table-cell/>
          <table:table-cell table:style-name="Table1.A2" office:value-type="string">
            <text:p text:style-name="P183">absolute</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yes</text:p>
          </table:table-cell>
          <table:table-cell table:style-name="Table1.A2" office:value-type="string">
            <text:p text:style-name="P184">?</text:p>
          </table:table-cell>
          <table:covered-table-cell/>
        </table:table-row>
        <table:table-row table:style-name="Table1.1">
          <table:covered-table-cell/>
          <table:table-cell table:style-name="Table1.A2" office:value-type="string">
            <text:p text:style-name="P180">fixed</text:p>
          </table:table-cell>
          <table:table-cell table:style-name="Table1.A2" office:value-type="string">
            <text:p text:style-name="P181">yes</text:p>
          </table:table-cell>
          <table:table-cell table:style-name="Table1.A2" office:value-type="string">
            <text:p text:style-name="P181">yes</text:p>
          </table:table-cell>
          <table:table-cell table:style-name="Table1.A2" office:value-type="string">
            <text:p text:style-name="P181">yes</text:p>
          </table:table-cell>
          <table:table-cell table:style-name="Table1.A2" office:value-type="string">
            <text:p text:style-name="P181">?</text:p>
          </table:table-cell>
          <table:covered-table-cell/>
        </table:table-row>
      </table:table>
      <text:p text:style-name="P47"/>
      <text:p text:style-name="P47"/>
      <text:p text:style-name="P54">26. 11.2020</text:p>
      <text:p text:style-name="P55">Continue work in main.scss file.</text:p>
      <text:p text:style-name="P55">Define secondary color to yellow and set it to .text-secondary.</text:p>
      <text:p text:style-name="P56"/>
      <text:p text:style-name="P54"/>
      <text:p text:style-name="P70"><text:soft-page-break/>Main</text:p>
      <text:p text:style-name="P43">add styling to main: </text:p>
      <text:p text:style-name="P75">main {</text:p>
      <text:p text:style-name="P74"><text:tab/>padding: 4rem; <text:s text:c="2"/>// surround<text:span text:style-name="T241">ing of</text:span> the main is 4rem</text:p>
      <text:p text:style-name="P153"><text:tab/>height: 100%; <text:s text:c="2"/>**</text:p>
      <text:p text:style-name="P65">}</text:p>
      <text:p text:style-name="P57">**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58">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221">html {</text:p>
      <text:p text:style-name="P151">height: 100%; <text:s/>// <text:span text:style-name="T242">or 1000px for example</text:span></text:p>
      <text:p text:style-name="P151">}</text:p>
      <text:p text:style-name="P151"/>
      <text:p text:style-name="P151"/>
      <text:p text:style-name="P164">Continue to style icons:</text:p>
      <text:p text:style-name="P162"/>
      <text:p text:style-name="P163">Make icons distance further from each other, push the icon a little bit down. Also change color to yellow($secondary-color) when hover the icons. </text:p>
      <text:p text:style-name="P163"/>
      <text:p text:style-name="P163">Since icons are children of main elements, so use nested styling, use .icons{} inside main{}. This will only affect icons. Icons have a tags, again, use nested styling for a’s styling.</text:p>
      <text:p text:style-name="P81">Each icon is wrapped in a link. So, inside the a tag, set padding to add space between icons; for color, only want it to be on hover. Go inside a{}, use &amp;:hover, it is the same as regular CSS a:hover (outside of main{}).</text:p>
      <text:p text:style-name="P76">main {</text:p>
      <text:p text:style-name="P151"><text:tab/>padding: 4rem;</text:p>
      <text:p text:style-name="P151"><text:tab/>height: 100%;</text:p>
      <text:p text:style-name="P155"/>
      <text:p text:style-name="P151"><text:tab/>.icons <text:span text:style-name="T244">{</text:span></text:p>
      <text:p text:style-name="P151"><text:tab/><text:tab/>margin-top: 1rem;</text:p>
      <text:p text:style-name="P155"/>
      <text:p text:style-name="P151"><text:tab/><text:tab/>a <text:span text:style-name="T243">{</text:span></text:p>
      <text:p text:style-name="P151"><text:tab/><text:tab/><text:tab/>padding: 0.4rem;</text:p>
      <text:p text:style-name="P151"><text:soft-page-break/><text:tab/><text:tab/><text:tab/>&amp;:hover <text:span text:style-name="T235">{</text:span></text:p>
      <text:p text:style-name="P151"><text:tab/><text:tab/><text:tab/><text:tab/>color: $secondary-color;</text:p>
      <text:p text:style-name="P151"><text:tab/><text:tab/><text:tab/><text:span text:style-name="T235">}</text:span></text:p>
      <text:p text:style-name="P151"><text:tab/><text:tab/><text:span text:style-name="T243">}</text:span></text:p>
      <text:p text:style-name="P151"><text:tab/><text:span text:style-name="T244">}</text:span></text:p>
      <text:p text:style-name="P151">}</text:p>
      <text:p text:style-name="P79">The <text:span text:style-name="T197">&amp;:hover </text:span>is pseudo class. </text:p>
      <text:p text:style-name="P79">A <text:span text:style-name="T245">CSS</text:span> <text:span text:style-name="Strong_20_Emphasis"><text:span text:style-name="Definition"><text:span text:style-name="T174">pseudo-class</text:span></text:span></text:span> is a keyword added to a selector that specifies a special state of the selected element(s).</text:p>
      <text:p text:style-name="P113">For example, it can be used to:</text:p>
      <text:list xml:id="list1193256164" text:style-name="L3">
        <text:list-item>
          <text:p text:style-name="P230">Style an element when a user mouses over it</text:p>
        </text:list-item>
        <text:list-item>
          <text:p text:style-name="P230">Style visited and unvisited links differently</text:p>
        </text:list-item>
        <text:list-item>
          <text:p text:style-name="P228">Style an element when it gets focus</text:p>
        </text:list-item>
      </text:list>
      <text:p text:style-name="P224"/>
      <text:p text:style-name="P80"><text:span text:style-name="T169">Next,</text:span><text:span text:style-name="T165"> do some transition </text:span></text:p>
      <text:p text:style-name="P139">add transition to hover, </text:p>
      <text:p text:style-name="P225">&amp;:hover {</text:p>
      <text:p text:style-name="P151"><text:tab/>color: $secondary-color;</text:p>
      <text:p text:style-name="P151"><text:tab/><text:span text:style-name="T155">transition: all 1.5 ease-out;</text:span><text:span text:style-name="T143"> </text:span></text:p>
      <text:p text:style-name="P151">}</text:p>
      <text:p text:style-name="P154"/>
      <text:p text:style-name="P151"/>
      <text:p text:style-name="P166"><text:span text:style-name="T228">CSS transitions allows you to change property values </text:span><text:span text:style-name="T229">e.g color or size etc. </text:span><text:span text:style-name="T228">smoothly, over a given duration. The shorthand CSS syntax is written as follows:</text:span></text:p>
      <text:p text:style-name="P194"/>
      <text:p text:style-name="P194">div {</text:p>
      <text:p text:style-name="P166"><text:span text:style-name="T228"><text:s text:c="4"/>transition: &lt;property&gt; &lt;duration&gt; &lt;timing-function&gt; </text:span><text:span text:style-name="T246">&lt;delay&gt;</text:span><text:span text:style-name="T228">;</text:span></text:p>
      <text:p text:style-name="P194">}</text:p>
      <text:p text:style-name="P194"/>
      <text:p text:style-name="P205">&lt;delay&gt; is optional. </text:p>
      <text:p text:style-name="P205"/>
      <text:p text:style-name="P156"><text:span text:style-name="T68">Above transition-property use all, actually by far it actually is only color. </text:span><text:span text:style-name="T69">Here use all because we want to create a mixin which will be used for transition a lot of different things. Mixin is like function. </text:span><text:span text:style-name="T70">So, at the beginning of the main.scss, create a mixin named easeOut, cut the transition syntax and paste into easeOut mixin:</text:span></text:p>
      <text:p text:style-name="P195"/>
      <text:p text:style-name="P192">@mixin easeOut {</text:p>
      <text:p text:style-name="P151">transition: all <text:span text:style-name="T247">0</text:span>.5s ease-out;</text:p>
      <text:p text:style-name="P151">}</text:p>
      <text:p text:style-name="P203"/>
      <text:p text:style-name="P165">and then put the mixin in the empty place using @include:</text:p>
      <text:p text:style-name="P165"><text:soft-page-break/></text:p>
      <text:p text:style-name="P192">a {</text:p>
      <text:p text:style-name="P151"><text:tab/>padding: 0.4rem;</text:p>
      <text:p text:style-name="P151"><text:tab/>&amp;:hover <text:span text:style-name="T201">{</text:span></text:p>
      <text:p text:style-name="P151"><text:tab/><text:tab/>color: $secondary-color;</text:p>
      <text:p text:style-name="P151"><text:tab/><text:tab/><text:span text:style-name="T143">@include easeOut(); </text:span></text:p>
      <text:p text:style-name="P151"><text:tab/><text:span text:style-name="T201">}</text:span></text:p>
      <text:p text:style-name="P151">}</text:p>
      <text:p text:style-name="P196"/>
      <text:p text:style-name="P196"/>
      <text:p text:style-name="P197">Next will continue work with main.scss, first will make the headings down, now <text:s/>it looks totally un-ordered. </text:p>
      <text:p text:style-name="P196"/>
      <text:p text:style-name="P200">Commit and push to remote here.</text:p>
      <text:p text:style-name="P200">=======================</text:p>
      <text:p text:style-name="P198"/>
      <text:p text:style-name="P200">26.11.2020</text:p>
      <text:p text:style-name="P200"/>
      <text:p text:style-name="P202">Continue the main.scss file:</text:p>
      <text:p text:style-name="P201"><text:span text:style-name="T165">Bring the headings down</text:span>. See html for headings, headings <text:span text:style-name="T248">are</text:span> NOT header! The headings are inside the main area. Use nested styling in main{}, <text:span text:style-name="T249"><text:s/></text:span><text:span text:style-name="T250">any main that has an id home</text:span> will get the effects:</text:p>
      <text:p text:style-name="P204"/>
      <text:p text:style-name="P193">main {</text:p>
      <text:p text:style-name="P206"><text:tab/>padding: 4rem;</text:p>
      <text:p text:style-name="P206"><text:tab/>height: 100%;</text:p>
      <text:p text:style-name="P209"/>
      <text:p text:style-name="P206"><text:tab/>.icons {</text:p>
      <text:p text:style-name="P206"><text:tab/><text:tab/>margin-top: 1rem;</text:p>
      <text:p text:style-name="P209"/>
      <text:p text:style-name="P206"><text:tab/><text:tab/>a {</text:p>
      <text:p text:style-name="P206"><text:tab/><text:tab/><text:tab/>padding: 0.4rem;</text:p>
      <text:p text:style-name="P206"><text:tab/><text:tab/><text:tab/>&amp;:hover {</text:p>
      <text:p text:style-name="P206"><text:tab/><text:tab/><text:tab/><text:tab/>color: $secondary-color;</text:p>
      <text:p text:style-name="P206"><text:tab/><text:tab/><text:tab/><text:tab/>@include easeOut();</text:p>
      <text:p text:style-name="P206"><text:tab/><text:tab/><text:tab/>}</text:p>
      <text:p text:style-name="P206"><text:tab/><text:tab/>}</text:p>
      <text:p text:style-name="P206"><text:tab/>}</text:p>
      <text:p text:style-name="P206"/>
      <text:p text:style-name="P206"><text:tab/><text:span text:style-name="T144">&amp;#home {</text:span></text:p>
      <text:p text:style-name="P210"><text:tab/><text:tab/>overflow: hidden;</text:p>
      <text:p text:style-name="P210"><text:tab/><text:tab/>h1 {</text:p>
      <text:p text:style-name="P210"><text:tab/><text:tab/><text:tab/>margin-top: 20vh; <text:s text:c="12"/><text:span text:style-name="T138"><text:s/></text:span><text:span text:style-name="T139">A</text:span></text:p>
      <text:p text:style-name="P210"><text:tab/><text:tab/>}</text:p>
      <text:p text:style-name="P210"><text:tab/>}</text:p>
      <text:p text:style-name="P206">}</text:p>
      <text:p text:style-name="P206"/>
      <text:p text:style-name="P204"/>
      <text:p text:style-name="P200"/>
      <text:p text:style-name="P201"/>
      <text:p text:style-name="P199"/>
      <text:p text:style-name="P122"/>
      <text:p text:style-name="P226"/>
      <text:p text:style-name="P222"><text:soft-page-break/>Question: </text:p>
      <text:p text:style-name="P222">Why not set directly in the &amp;#home marging-top:20vh? See below:</text:p>
      <text:p text:style-name="P207"><text:span text:style-name="T177">&amp;#home {</text:span></text:p>
      <text:p text:style-name="P208"><text:tab/><text:tab/>overflow: hidden; <text:s text:c="14"/></text:p>
      <text:p text:style-name="P208"><text:tab/><text:tab/><text:span text:style-name="T252">h1 {</text:span></text:p>
      <text:p text:style-name="P208"><text:tab/><text:tab/><text:tab/>margin-top: 20vh; <text:s text:c="6"/></text:p>
      <text:p text:style-name="P208"><text:tab/><text:tab/><text:span text:style-name="T252">}</text:span></text:p>
      <text:p text:style-name="P218"><text:tab/>}</text:p>
      <text:p text:style-name="P218"><text:tab/><text:tab/><text:tab/>|| </text:p>
      <text:p text:style-name="P207"><text:span text:style-name="T177">&amp;#home {</text:span></text:p>
      <text:p text:style-name="P208"><text:tab/><text:tab/>overflow: hidden;</text:p>
      <text:p text:style-name="P208"><text:tab/><text:tab/> <text:s text:c="29"/><text:span text:style-name="T156">B</text:span></text:p>
      <text:p text:style-name="P208"><text:tab/><text:tab/>margin-top: 20vh;</text:p>
      <text:p text:style-name="P208"><text:tab/><text:tab/></text:p>
      <text:p text:style-name="P220"><text:tab/>}</text:p>
      <text:p text:style-name="P223"><text:span text:style-name="T127">Answer: A can get the wanted effects moving only headings down and leaves header stay at its own position. when A change to B, the header also move along down because of </text:span><text:span text:style-name="T157">c</text:span><text:span text:style-name="T158">ollapsing margins</text:span><text:span text:style-name="T127"> </text:span><text:span text:style-name="T128">(</text:span><text:a xlink:type="simple" xlink:href="https://www.w3.org/TR/CSS22/box.html#collapsing-margins" text:style-name="Internet_20_link" text:visited-style-name="Visited_20_Internet_20_Link">https://www.w3.org/TR/CSS22/box.html#collapsing-margins</text:a></text:p>
      <text:p text:style-name="P223"><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128">.)</text:span></text:p>
      <text:p text:style-name="P223"><text:span text:style-name="T128"/></text:p>
      <text:p text:style-name="P219"/>
      <text:p text:style-name="P218"><text:tab/><text:tab/></text:p>
      <text:p text:style-name="P191"><text:span text:style-name="T177"/></text:p>
      <text:p text:style-name="P42"><text:tab/></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Menlo" svg:font-family="Menlo, Monaco, 'Courier New', monospace"/>
    <style:font-face style:name="Verdana" svg:font-family="Verdana,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0T22:53:48.234133565</meta:creation-date>
    <dc:date>2020-11-27T01:19:34.282711840</dc:date>
    <meta:editing-duration>P15DT5H5M26S</meta:editing-duration>
    <meta:editing-cycles>195</meta:editing-cycles>
    <meta:generator>LibreOffice/6.3.3.2$MacOSX_X86_64 LibreOffice_project/a64200df03143b798afd1ec74a12ab50359878ed</meta:generator>
    <meta:document-statistic meta:table-count="1" meta:image-count="0" meta:object-count="0" meta:page-count="17" meta:paragraph-count="477" meta:word-count="3413" meta:character-count="21826" meta:non-whitespace-character-count="17966"/>
  </office:meta>
</office:document-meta>
</file>